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automatic-styles>
    <style:style style:name="Table1" style:family="table">
      <style:table-properties style:width="17cm" fo:margin-top="0cm" fo:margin-bottom="0.199cm" table:align="margins" style:may-break-between-rows="false"/>
    </style:style>
    <style:style style:name="Table1.A" style:family="table-column">
      <style:table-column-properties style:column-width="1.6cm" style:rel-column-width="6167*"/>
    </style:style>
    <style:style style:name="Table1.C" style:family="table-column">
      <style:table-column-properties style:column-width="0.25cm" style:rel-column-width="965*"/>
    </style:style>
    <style:style style:name="Table1.F" style:family="table-column">
      <style:table-column-properties style:column-width="0.254cm" style:rel-column-width="979*"/>
    </style:style>
    <style:style style:name="Table1.G" style:family="table-column">
      <style:table-column-properties style:column-width="1.596cm" style:rel-column-width="6153*"/>
    </style:style>
    <style:style style:name="Table1.N" style:family="table-column">
      <style:table-column-properties style:column-width="1.602cm" style:rel-column-width="6172*"/>
    </style:style>
    <style:style style:name="Table1.A1" style:family="table-cell">
      <style:table-cell-properties fo:padding="0cm" fo:border-left="none" fo:border-right="none" fo:border-top="none" fo:border-bottom="0.05pt solid #000000" style:writing-mode="page"/>
    </style:style>
    <style:style style:name="Table1.C1" style:family="table-cell">
      <style:table-cell-properties fo:padding="0cm" fo:border="none" style:writing-mode="page"/>
    </style:style>
    <style:style style:name="Table1.A2" style:family="table-cell">
      <style:table-cell-properties fo:padding="0.049cm" fo:border-left="0.05pt solid #000000" fo:border-right="0.05pt solid #000000" fo:border-top="none" fo:border-bottom="0.05pt solid #000000" style:writing-mode="page"/>
    </style:style>
    <style:style style:name="Table1.D2" style:family="table-cell">
      <style:table-cell-properties fo:padding="0.049cm" fo:border-left="0.05pt solid #000000" fo:border-right="none" fo:border-top="none" fo:border-bottom="none" style:writing-mode="page"/>
    </style:style>
    <style:style style:name="Table1.F2" style:family="table-cell">
      <style:table-cell-properties fo:padding="0.049cm" fo:border="none" style:writing-mode="page"/>
    </style:style>
    <style:style style:name="Table1.J2" style:family="table-cell">
      <style:table-cell-properties fo:padding="0.049cm" fo:border-left="none" fo:border-right="none" fo:border-top="none" fo:border-bottom="0.05pt solid #000000" style:writing-mode="page"/>
    </style:style>
    <style:style style:name="Table1.M2" style:family="table-cell">
      <style:table-cell-properties fo:padding="0.049cm" fo:border-left="none" fo:border-right="0.05pt solid #000000" fo:border-top="none" fo:border-bottom="0.05pt solid #000000" style:writing-mode="page"/>
    </style:style>
    <style:style style:name="Table1.3" style:family="table-row">
      <style:table-row-properties style:min-row-height="0.487cm"/>
    </style:style>
    <style:style style:name="Table1.A3" style:family="table-cell">
      <style:table-cell-properties fo:padding="0.049cm" fo:border-left="0.05pt solid #000000" fo:border-right="none" fo:border-top="0.05pt solid #000000" fo:border-bottom="none" style:writing-mode="page"/>
    </style:style>
    <style:style style:name="Table1.B3" style:family="table-cell">
      <style:table-cell-properties fo:padding="0.049cm" fo:border-left="none" fo:border-right="0.05pt solid #000000" fo:border-top="0.05pt solid #000000" fo:border-bottom="none" style:writing-mode="page"/>
    </style:style>
    <style:style style:name="Table1.E3" style:family="table-cell">
      <style:table-cell-properties style:vertical-align="middle" fo:padding="0.049cm" fo:border-left="none" fo:border-right="0.05pt solid #000000" fo:border-top="0.05pt solid #000000" fo:border-bottom="none" style:writing-mode="page"/>
    </style:style>
    <style:style style:name="Table1.B4" style:family="table-cell">
      <style:table-cell-properties fo:padding="0.049cm" fo:border-left="none" fo:border-right="0.05pt solid #000000" fo:border-top="none" fo:border-bottom="none" style:writing-mode="page"/>
    </style:style>
    <style:style style:name="Table1.E4" style:family="table-cell">
      <style:table-cell-properties style:vertical-align="middle" fo:padding="0.049cm" fo:border-left="none" fo:border-right="0.05pt solid #000000" fo:border-top="none" fo:border-bottom="none" style:writing-mode="page"/>
    </style:style>
    <style:style style:name="Table1.H4" style:family="table-cell">
      <style:table-cell-properties fo:padding="0.049cm" fo:border-left="none" fo:border-right="0.05pt solid #000000" fo:border-top="none" fo:border-bottom="none" style:writing-mode="page"/>
    </style:style>
    <style:style style:name="Table1.K4" style:family="table-cell">
      <style:table-cell-properties fo:padding="0.049cm" fo:border-left="none" fo:border-right="0.05pt solid #000000" fo:border-top="none" fo:border-bottom="none" style:writing-mode="page"/>
    </style:style>
    <style:style style:name="Table1.N4" style:family="table-cell">
      <style:table-cell-properties fo:padding="0.049cm" fo:border-left="none" fo:border-right="0.05pt solid #000000" fo:border-top="none" fo:border-bottom="none" style:writing-mode="page"/>
    </style:style>
    <style:style style:name="Table1.B5" style:family="table-cell">
      <style:table-cell-properties fo:padding="0.049cm" fo:border-left="none" fo:border-right="0.05pt solid #000000" fo:border-top="none" fo:border-bottom="none" style:writing-mode="page"/>
    </style:style>
    <style:style style:name="Table1.D5" style:family="table-cell">
      <style:table-cell-properties fo:padding="0.049cm" fo:border-left="0.05pt solid #000000" fo:border-right="none" fo:border-top="0.05pt dashed #000000" fo:border-bottom="none" style:writing-mode="page"/>
    </style:style>
    <style:style style:name="Table1.E5" style:family="table-cell">
      <style:table-cell-properties fo:padding="0.049cm" fo:border-left="none" fo:border-right="none" fo:border-top="0.05pt dashed #000000" fo:border-bottom="none" style:writing-mode="page"/>
    </style:style>
    <style:style style:name="Table1.F5" style:family="table-cell">
      <style:table-cell-properties fo:padding="0.049cm" fo:border-left="none" fo:border-right="none" fo:border-top="0.05pt solid #000000" fo:border-bottom="none" style:writing-mode="page"/>
    </style:style>
    <style:style style:name="Table1.G5" style:family="table-cell">
      <style:table-cell-properties fo:padding="0.049cm" fo:border-left="none" fo:border-right="none" fo:border-top="0.05pt double-thin #000000" fo:border-bottom="none" style:writing-mode="page"/>
    </style:style>
    <style:style style:name="Table1.H5" style:family="table-cell">
      <style:table-cell-properties fo:padding="0.049cm" fo:border-left="none" fo:border-right="0.05pt solid #000000" fo:border-top="0.05pt double-thin #000000" fo:border-bottom="none" style:writing-mode="page"/>
    </style:style>
    <style:style style:name="Table1.K5" style:family="table-cell">
      <style:table-cell-properties fo:padding="0.049cm" fo:border-left="none" fo:border-right="0.05pt solid #000000" fo:border-top="none" fo:border-bottom="none" style:writing-mode="page"/>
    </style:style>
    <style:style style:name="Table1.N5" style:family="table-cell">
      <style:table-cell-properties fo:padding="0.049cm" fo:border-left="none" fo:border-right="0.05pt solid #000000" fo:border-top="none" fo:border-bottom="none" style:writing-mode="page"/>
    </style:style>
    <style:style style:name="Table1.B6" style:family="table-cell">
      <style:table-cell-properties fo:padding="0.049cm" fo:border-left="none" fo:border-right="0.05pt solid #000000" fo:border-top="none" fo:border-bottom="none" style:writing-mode="page"/>
    </style:style>
    <style:style style:name="Table1.H6" style:family="table-cell">
      <style:table-cell-properties fo:padding="0.049cm" fo:border-left="none" fo:border-right="0.05pt solid #000000" fo:border-top="none" fo:border-bottom="none" style:writing-mode="page"/>
    </style:style>
    <style:style style:name="Table1.K6" style:family="table-cell">
      <style:table-cell-properties fo:padding="0.049cm" fo:border-left="none" fo:border-right="0.05pt solid #000000" fo:border-top="none" fo:border-bottom="none" style:writing-mode="page"/>
    </style:style>
    <style:style style:name="Table1.N6" style:family="table-cell">
      <style:table-cell-properties fo:padding="0.049cm" fo:border-left="none" fo:border-right="0.05pt solid #000000" fo:border-top="none" fo:border-bottom="none" style:writing-mode="page"/>
    </style:style>
    <style:style style:name="Table1.B7" style:family="table-cell">
      <style:table-cell-properties fo:padding="0.049cm" fo:border-left="none" fo:border-right="0.05pt solid #000000" fo:border-top="none" fo:border-bottom="none" style:writing-mode="page"/>
    </style:style>
    <style:style style:name="Table1.D7" style:family="table-cell">
      <style:table-cell-properties fo:padding="0.049cm" fo:border-left="0.05pt solid #000000" fo:border-right="none" fo:border-top="0.05pt dashed #000000" fo:border-bottom="none" style:writing-mode="page"/>
    </style:style>
    <style:style style:name="Table1.E7" style:family="table-cell">
      <style:table-cell-properties style:vertical-align="middle" fo:padding="0.049cm" fo:border-left="none" fo:border-right="0.05pt dashed #000000" fo:border-top="0.05pt dashed #000000" fo:border-bottom="none" style:writing-mode="page"/>
    </style:style>
    <style:style style:name="Table1.H7" style:family="table-cell">
      <style:table-cell-properties fo:padding="0.049cm" fo:border-left="none" fo:border-right="0.05pt solid #000000" fo:border-top="none" fo:border-bottom="none" style:writing-mode="page"/>
    </style:style>
    <style:style style:name="Table1.K7" style:family="table-cell">
      <style:table-cell-properties fo:padding="0.049cm" fo:border-left="none" fo:border-right="0.05pt solid #000000" fo:border-top="none" fo:border-bottom="none" style:writing-mode="page"/>
    </style:style>
    <style:style style:name="Table1.N7" style:family="table-cell">
      <style:table-cell-properties fo:padding="0.049cm" fo:border-left="none" fo:border-right="0.05pt solid #000000" fo:border-top="none" fo:border-bottom="none" style:writing-mode="page"/>
    </style:style>
    <style:style style:name="Table1.B8" style:family="table-cell">
      <style:table-cell-properties fo:padding="0.049cm" fo:border-left="none" fo:border-right="0.05pt solid #000000" fo:border-top="none" fo:border-bottom="none" style:writing-mode="page"/>
    </style:style>
    <style:style style:name="Table1.E8" style:family="table-cell">
      <style:table-cell-properties fo:padding="0.049cm" fo:border-left="none" fo:border-right="0.05pt dashed #000000" fo:border-top="none" fo:border-bottom="none" style:writing-mode="page"/>
    </style:style>
    <style:style style:name="Table1.H8" style:family="table-cell">
      <style:table-cell-properties fo:padding="0.049cm" fo:border-left="none" fo:border-right="0.05pt solid #000000" fo:border-top="none" fo:border-bottom="none" style:writing-mode="page"/>
    </style:style>
    <style:style style:name="Table1.K8" style:family="table-cell">
      <style:table-cell-properties fo:padding="0.049cm" fo:border-left="none" fo:border-right="0.05pt solid #000000" fo:border-top="none" fo:border-bottom="none" style:writing-mode="page"/>
    </style:style>
    <style:style style:name="Table1.N8" style:family="table-cell">
      <style:table-cell-properties fo:padding="0.049cm" fo:border-left="none" fo:border-right="0.05pt solid #000000" fo:border-top="none" fo:border-bottom="none" style:writing-mode="page"/>
    </style:style>
    <style:style style:name="Table1.B9" style:family="table-cell">
      <style:table-cell-properties fo:padding="0.049cm" fo:border-left="none" fo:border-right="0.05pt solid #000000" fo:border-top="none" fo:border-bottom="none" style:writing-mode="page"/>
    </style:style>
    <style:style style:name="Table1.D9" style:family="table-cell">
      <style:table-cell-properties fo:padding="0.049cm" fo:border-left="0.05pt solid #000000" fo:border-right="none" fo:border-top="0.05pt dashed #000000" fo:border-bottom="none" style:writing-mode="page"/>
    </style:style>
    <style:style style:name="Table1.H9" style:family="table-cell">
      <style:table-cell-properties fo:padding="0.049cm" fo:border-left="none" fo:border-right="0.05pt solid #000000" fo:border-top="none" fo:border-bottom="none" style:writing-mode="page"/>
    </style:style>
    <style:style style:name="Table1.K9" style:family="table-cell">
      <style:table-cell-properties fo:padding="0.049cm" fo:border-left="none" fo:border-right="0.05pt solid #000000" fo:border-top="none" fo:border-bottom="none" style:writing-mode="page"/>
    </style:style>
    <style:style style:name="Table1.N9" style:family="table-cell">
      <style:table-cell-properties fo:padding="0.049cm" fo:border-left="none" fo:border-right="0.05pt solid #000000" fo:border-top="none" fo:border-bottom="none" style:writing-mode="page"/>
    </style:style>
    <style:style style:name="Table1.B10" style:family="table-cell">
      <style:table-cell-properties fo:padding="0.049cm" fo:border-left="none" fo:border-right="0.05pt solid #000000" fo:border-top="none" fo:border-bottom="none" style:writing-mode="page"/>
    </style:style>
    <style:style style:name="Table1.E10" style:family="table-cell">
      <style:table-cell-properties style:vertical-align="middle" fo:padding="0.049cm" fo:border-left="none" fo:border-right="0.05pt dashed #000000" fo:border-top="none" fo:border-bottom="none" style:writing-mode="page"/>
    </style:style>
    <style:style style:name="Table1.H10" style:family="table-cell">
      <style:table-cell-properties fo:padding="0.049cm" fo:border-left="none" fo:border-right="0.05pt solid #000000" fo:border-top="none" fo:border-bottom="none" style:writing-mode="page"/>
    </style:style>
    <style:style style:name="Table1.K10" style:family="table-cell">
      <style:table-cell-properties fo:padding="0.049cm" fo:border-left="none" fo:border-right="0.05pt solid #000000" fo:border-top="none" fo:border-bottom="none" style:writing-mode="page"/>
    </style:style>
    <style:style style:name="Table1.N10" style:family="table-cell">
      <style:table-cell-properties fo:padding="0.049cm" fo:border-left="none" fo:border-right="0.05pt solid #000000" fo:border-top="none" fo:border-bottom="none" style:writing-mode="page"/>
    </style:style>
    <style:style style:name="Table1.B11" style:family="table-cell">
      <style:table-cell-properties fo:padding="0.049cm" fo:border-left="none" fo:border-right="0.05pt solid #000000" fo:border-top="none" fo:border-bottom="none" style:writing-mode="page"/>
    </style:style>
    <style:style style:name="Table1.D11" style:family="table-cell">
      <style:table-cell-properties fo:padding="0.049cm" fo:border-left="0.05pt solid #000000" fo:border-right="none" fo:border-top="0.05pt dashed #000000" fo:border-bottom="none" style:writing-mode="page"/>
    </style:style>
    <style:style style:name="Table1.H11" style:family="table-cell">
      <style:table-cell-properties fo:padding="0.049cm" fo:border-left="none" fo:border-right="0.05pt solid #000000" fo:border-top="none" fo:border-bottom="none" style:writing-mode="page"/>
    </style:style>
    <style:style style:name="Table1.K11" style:family="table-cell">
      <style:table-cell-properties fo:padding="0.049cm" fo:border-left="none" fo:border-right="0.05pt solid #000000" fo:border-top="none" fo:border-bottom="none" style:writing-mode="page"/>
    </style:style>
    <style:style style:name="Table1.N11" style:family="table-cell">
      <style:table-cell-properties fo:padding="0.049cm" fo:border-left="none" fo:border-right="0.05pt solid #000000" fo:border-top="none" fo:border-bottom="none" style:writing-mode="page"/>
    </style:style>
    <style:style style:name="Table1.B12" style:family="table-cell">
      <style:table-cell-properties fo:padding="0.049cm" fo:border-left="none" fo:border-right="0.05pt solid #000000" fo:border-top="none" fo:border-bottom="none" style:writing-mode="page"/>
    </style:style>
    <style:style style:name="Table1.H12" style:family="table-cell">
      <style:table-cell-properties fo:padding="0.049cm" fo:border-left="none" fo:border-right="0.05pt solid #000000" fo:border-top="none" fo:border-bottom="none" style:writing-mode="page"/>
    </style:style>
    <style:style style:name="Table1.K12" style:family="table-cell">
      <style:table-cell-properties fo:padding="0.049cm" fo:border-left="none" fo:border-right="0.05pt solid #000000" fo:border-top="none" fo:border-bottom="none" style:writing-mode="page"/>
    </style:style>
    <style:style style:name="Table1.N12" style:family="table-cell">
      <style:table-cell-properties fo:padding="0.049cm" fo:border-left="none" fo:border-right="0.05pt solid #000000" fo:border-top="none" fo:border-bottom="none" style:writing-mode="page"/>
    </style:style>
    <style:style style:name="Table1.B13" style:family="table-cell">
      <style:table-cell-properties fo:padding="0.049cm" fo:border-left="none" fo:border-right="0.05pt solid #000000" fo:border-top="none" fo:border-bottom="none" style:writing-mode="page"/>
    </style:style>
    <style:style style:name="Table1.D13" style:family="table-cell">
      <style:table-cell-properties fo:padding="0.049cm" fo:border-left="0.05pt solid #000000" fo:border-right="none" fo:border-top="0.05pt dashed #000000" fo:border-bottom="none" style:writing-mode="page"/>
    </style:style>
    <style:style style:name="Table1.H13" style:family="table-cell">
      <style:table-cell-properties fo:padding="0.049cm" fo:border-left="none" fo:border-right="0.05pt solid #000000" fo:border-top="none" fo:border-bottom="none" style:writing-mode="page"/>
    </style:style>
    <style:style style:name="Table1.K13" style:family="table-cell">
      <style:table-cell-properties fo:padding="0.049cm" fo:border-left="none" fo:border-right="0.05pt solid #000000" fo:border-top="none" fo:border-bottom="none" style:writing-mode="page"/>
    </style:style>
    <style:style style:name="Table1.N13" style:family="table-cell">
      <style:table-cell-properties fo:padding="0.049cm" fo:border-left="none" fo:border-right="0.05pt solid #000000" fo:border-top="none" fo:border-bottom="none" style:writing-mode="page"/>
    </style:style>
    <style:style style:name="Table1.B14" style:family="table-cell">
      <style:table-cell-properties fo:padding="0.049cm" fo:border-left="none" fo:border-right="0.05pt solid #000000" fo:border-top="none" fo:border-bottom="none" style:writing-mode="page"/>
    </style:style>
    <style:style style:name="Table1.H14" style:family="table-cell">
      <style:table-cell-properties fo:padding="0.049cm" fo:border-left="none" fo:border-right="0.05pt solid #000000" fo:border-top="none" fo:border-bottom="none" style:writing-mode="page"/>
    </style:style>
    <style:style style:name="Table1.J14" style:family="table-cell">
      <style:table-cell-properties fo:padding="0.049cm" fo:border-left="0.05pt solid #000000" fo:border-right="none" fo:border-top="none" fo:border-bottom="0.05pt dashed #000000" style:writing-mode="page"/>
    </style:style>
    <style:style style:name="Table1.K14" style:family="table-cell">
      <style:table-cell-properties fo:padding="0.049cm" fo:border-left="none" fo:border-right="0.05pt solid #000000" fo:border-top="none" fo:border-bottom="0.05pt dashed #000000" style:writing-mode="page"/>
    </style:style>
    <style:style style:name="Table1.N14" style:family="table-cell">
      <style:table-cell-properties fo:padding="0.049cm" fo:border-left="none" fo:border-right="0.05pt solid #000000" fo:border-top="none" fo:border-bottom="none" style:writing-mode="page"/>
    </style:style>
    <style:style style:name="Table1.B15" style:family="table-cell">
      <style:table-cell-properties fo:padding="0.049cm" fo:border-left="none" fo:border-right="0.05pt solid #000000" fo:border-top="none" fo:border-bottom="none" style:writing-mode="page"/>
    </style:style>
    <style:style style:name="Table1.D15" style:family="table-cell">
      <style:table-cell-properties fo:padding="0.049cm" fo:border-left="0.05pt solid #000000" fo:border-right="none" fo:border-top="0.05pt dashed #000000" fo:border-bottom="none" style:writing-mode="page"/>
    </style:style>
    <style:style style:name="Table1.E15" style:family="table-cell">
      <style:table-cell-properties style:vertical-align="middle" fo:padding="0.049cm" fo:border-left="none" fo:border-right="0.05pt dashed #000000" fo:border-top="0.05pt dashed #000000" fo:border-bottom="0.05pt solid #000000" style:writing-mode="page"/>
    </style:style>
    <style:style style:name="Table1.H15" style:family="table-cell">
      <style:table-cell-properties fo:padding="0.049cm" fo:border-left="none" fo:border-right="0.05pt solid #000000" fo:border-top="none" fo:border-bottom="none" style:writing-mode="page"/>
    </style:style>
    <style:style style:name="Table1.K15" style:family="table-cell">
      <style:table-cell-properties style:vertical-align="middle" fo:padding="0.049cm" fo:border-left="none" fo:border-right="0.05pt solid #000000" fo:border-top="none" fo:border-bottom="0.05pt solid #000000" style:writing-mode="page"/>
    </style:style>
    <style:style style:name="Table1.N15" style:family="table-cell">
      <style:table-cell-properties fo:padding="0.049cm" fo:border-left="none" fo:border-right="0.05pt solid #000000" fo:border-top="none" fo:border-bottom="none" style:writing-mode="page"/>
    </style:style>
    <style:style style:name="Table1.A16" style:family="table-cell">
      <style:table-cell-properties fo:padding="0.049cm" fo:border-left="0.05pt solid #000000" fo:border-right="none" fo:border-top="none" fo:border-bottom="0.05pt solid #000000" style:writing-mode="page"/>
    </style:style>
    <style:style style:name="Table1.D16" style:family="table-cell">
      <style:table-cell-properties fo:padding="0.049cm" fo:border-left="0.05pt solid #000000" fo:border-right="none" fo:border-top="none" fo:border-bottom="0.05pt solid #000000" style:writing-mode="page"/>
    </style:style>
    <style:style style:name="Table1.E16" style:family="table-cell">
      <style:table-cell-properties style:vertical-align="middle" fo:padding="0.049cm" fo:border-left="none" fo:border-right="0.05pt dashed #000000" fo:border-top="none" fo:border-bottom="0.05pt solid #000000" style:writing-mode="page"/>
    </style:style>
    <style:style style:name="Table1.J16" style:family="table-cell">
      <style:table-cell-properties fo:padding="0.049cm" fo:border-left="0.05pt solid #000000" fo:border-right="none" fo:border-top="none" fo:border-bottom="0.05pt solid #000000" style:writing-mode="page"/>
    </style:style>
    <style:style style:name="Table1.M16" style:family="table-cell">
      <style:table-cell-properties fo:padding="0.049cm" fo:border-left="0.05pt solid #000000" fo:border-right="none" fo:border-top="none" fo:border-bottom="0.05pt solid #000000" style:writing-mode="page"/>
    </style:style>
    <style:style style:name="P1" style:family="paragraph" style:parent-style-name="Preformatted_20_Text">
      <loext:graphic-properties draw:fill-hatch-name="hatch"/>
      <style:paragraph-properties fo:keep-with-next="always"/>
    </style:style>
    <style:style style:name="P2" style:family="paragraph" style:parent-style-name="Preformatted_20_Text" style:master-page-name="">
      <loext:graphic-properties draw:fill-hatch-name="hatch"/>
      <style:paragraph-properties style:page-number="auto" fo:keep-with-next="always"/>
    </style:style>
    <style:style style:name="P3" style:family="paragraph" style:parent-style-name="Text_20_body">
      <style:text-properties officeooo:rsid="0041ad63" officeooo:paragraph-rsid="0042a9b9"/>
    </style:style>
    <style:style style:name="P4" style:family="paragraph" style:parent-style-name="Text_20_body">
      <style:text-properties officeooo:rsid="001e48c5" officeooo:paragraph-rsid="00705416"/>
    </style:style>
    <style:style style:name="P5" style:family="paragraph" style:parent-style-name="Text_20_body">
      <style:text-properties officeooo:rsid="001e48c5" officeooo:paragraph-rsid="00b9d885"/>
    </style:style>
    <style:style style:name="P6" style:family="paragraph" style:parent-style-name="Text_20_body" style:master-page-name="">
      <loext:graphic-properties draw:fill-hatch-name="hatch"/>
      <style:paragraph-properties style:page-number="auto" fo:keep-with-next="always"/>
      <style:text-properties officeooo:rsid="0022f0d7" officeooo:paragraph-rsid="00705416"/>
    </style:style>
    <style:style style:name="P7" style:family="paragraph" style:parent-style-name="Text_20_body">
      <style:text-properties officeooo:rsid="0022f0d7" officeooo:paragraph-rsid="00705416"/>
    </style:style>
    <style:style style:name="P8" style:family="paragraph" style:parent-style-name="Text_20_body">
      <style:text-properties officeooo:rsid="00234e30" officeooo:paragraph-rsid="00705416"/>
    </style:style>
    <style:style style:name="P9" style:family="paragraph" style:parent-style-name="Text_20_body">
      <style:text-properties officeooo:rsid="0025044e" officeooo:paragraph-rsid="00705416"/>
    </style:style>
    <style:style style:name="P10" style:family="paragraph" style:parent-style-name="Text_20_body">
      <style:text-properties officeooo:rsid="0047bee0" officeooo:paragraph-rsid="00705416"/>
    </style:style>
    <style:style style:name="P11" style:family="paragraph" style:parent-style-name="Text_20_body">
      <style:text-properties officeooo:rsid="002697c4" officeooo:paragraph-rsid="00705416"/>
    </style:style>
    <style:style style:name="P12" style:family="paragraph" style:parent-style-name="Text_20_body">
      <style:text-properties officeooo:rsid="0044d86a" officeooo:paragraph-rsid="00705416"/>
    </style:style>
    <style:style style:name="P13" style:family="paragraph" style:parent-style-name="Text_20_body" style:master-page-name="">
      <loext:graphic-properties draw:fill-hatch-name="hatch"/>
      <style:paragraph-properties style:page-number="auto" fo:keep-with-next="always"/>
      <style:text-properties officeooo:rsid="0044d86a" officeooo:paragraph-rsid="00d703f1"/>
    </style:style>
    <style:style style:name="P14" style:family="paragraph" style:parent-style-name="Text_20_body">
      <style:text-properties officeooo:rsid="00283bf7" officeooo:paragraph-rsid="00705416"/>
    </style:style>
    <style:style style:name="P15" style:family="paragraph" style:parent-style-name="Text_20_body">
      <style:text-properties officeooo:rsid="002a2bcd" officeooo:paragraph-rsid="00705416"/>
    </style:style>
    <style:style style:name="P16" style:family="paragraph" style:parent-style-name="Text_20_body">
      <style:text-properties officeooo:rsid="002b274b" officeooo:paragraph-rsid="00705416"/>
    </style:style>
    <style:style style:name="P17" style:family="paragraph" style:parent-style-name="Text_20_body">
      <style:text-properties officeooo:rsid="002c740f" officeooo:paragraph-rsid="00705416"/>
    </style:style>
    <style:style style:name="P18" style:family="paragraph" style:parent-style-name="Text_20_body">
      <style:text-properties officeooo:rsid="002c896d" officeooo:paragraph-rsid="00705416"/>
    </style:style>
    <style:style style:name="P19" style:family="paragraph" style:parent-style-name="Text_20_body">
      <style:text-properties officeooo:rsid="003310ab" officeooo:paragraph-rsid="00705416"/>
    </style:style>
    <style:style style:name="P20" style:family="paragraph" style:parent-style-name="Text_20_body">
      <style:text-properties officeooo:rsid="0038d764" officeooo:paragraph-rsid="00705416"/>
    </style:style>
    <style:style style:name="P21" style:family="paragraph" style:parent-style-name="Text_20_body">
      <style:text-properties officeooo:rsid="003c1f06" officeooo:paragraph-rsid="00705416"/>
    </style:style>
    <style:style style:name="P22" style:family="paragraph" style:parent-style-name="Text_20_body">
      <style:text-properties officeooo:rsid="0040390f" officeooo:paragraph-rsid="00705416"/>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7cm" style:type="right" style:leader-style="dotted" style:leader-text="."/>
        </style:tab-stops>
      </style:paragraph-properties>
    </style:style>
    <style:style style:name="P25" style:family="paragraph" style:parent-style-name="Text_20_body">
      <style:text-properties officeooo:rsid="004dd1d5" officeooo:paragraph-rsid="00bb1956"/>
    </style:style>
    <style:style style:name="P26" style:family="paragraph" style:parent-style-name="Text_20_body" style:master-page-name="">
      <loext:graphic-properties draw:fill-hatch-name="hatch"/>
      <style:paragraph-properties style:page-number="auto" fo:keep-with-next="always"/>
      <style:text-properties officeooo:rsid="004dd1d5" officeooo:paragraph-rsid="00bb1956"/>
    </style:style>
    <style:style style:name="P27" style:family="paragraph" style:parent-style-name="Text_20_body">
      <style:text-properties officeooo:rsid="0058eff4" officeooo:paragraph-rsid="00705416"/>
    </style:style>
    <style:style style:name="P28" style:family="paragraph" style:parent-style-name="Text_20_body">
      <style:text-properties officeooo:rsid="00b9d885" officeooo:paragraph-rsid="00b9d885"/>
    </style:style>
    <style:style style:name="P29" style:family="paragraph" style:parent-style-name="Text_20_body">
      <style:text-properties officeooo:rsid="005304b2" officeooo:paragraph-rsid="00bb1956"/>
    </style:style>
    <style:style style:name="P30" style:family="paragraph" style:parent-style-name="Text_20_body" style:master-page-name="">
      <loext:graphic-properties draw:fill-gradient-name="gradient" draw:fill-hatch-name="hatch"/>
      <style:paragraph-properties style:page-number="auto" fo:keep-with-next="always"/>
      <style:text-properties officeooo:rsid="003e6583" officeooo:paragraph-rsid="00bb1956"/>
    </style:style>
    <style:style style:name="P31" style:family="paragraph" style:parent-style-name="Text_20_body">
      <style:text-properties officeooo:rsid="00559d21" officeooo:paragraph-rsid="00bb1956"/>
    </style:style>
    <style:style style:name="P32" style:family="paragraph" style:parent-style-name="Text_20_body">
      <style:text-properties officeooo:rsid="0050f338" officeooo:paragraph-rsid="00bb1956"/>
    </style:style>
    <style:style style:name="P33" style:family="paragraph" style:parent-style-name="Text_20_body">
      <style:text-properties officeooo:rsid="005154e8" officeooo:paragraph-rsid="00bb1956"/>
    </style:style>
    <style:style style:name="P34" style:family="paragraph" style:parent-style-name="Preformatted_20_Text">
      <style:text-properties officeooo:paragraph-rsid="00d7148f"/>
    </style:style>
    <style:style style:name="P35" style:family="paragraph" style:parent-style-name="Standard">
      <style:paragraph-properties fo:text-align="center" style:justify-single-word="false"/>
      <style:text-properties fo:font-size="9pt" fo:font-style="italic" officeooo:paragraph-rsid="00d703f1" style:font-size-asian="9pt" style:font-style-asian="italic" style:font-size-complex="9pt" style:font-style-complex="italic"/>
    </style:style>
    <style:style style:name="P36" style:family="paragraph" style:parent-style-name="Table_20_Contents">
      <style:paragraph-properties fo:text-align="center" style:justify-single-word="false"/>
      <style:text-properties fo:font-size="9pt" fo:font-style="italic" officeooo:paragraph-rsid="00d703f1" style:font-size-asian="9pt" style:font-style-asian="italic" style:font-size-complex="9pt" style:font-style-complex="italic"/>
    </style:style>
    <style:style style:name="P37" style:family="paragraph" style:parent-style-name="Standard">
      <style:paragraph-properties fo:text-align="center" style:justify-single-word="false"/>
      <style:text-properties fo:font-size="9pt" fo:font-style="italic" officeooo:rsid="00d2839b" officeooo:paragraph-rsid="00d703f1" style:font-size-asian="9pt" style:font-style-asian="italic" style:font-size-complex="9pt" style:font-style-complex="italic"/>
    </style:style>
    <style:style style:name="P38" style:family="paragraph" style:parent-style-name="Table_20_Contents">
      <style:paragraph-properties fo:text-align="center" style:justify-single-word="false"/>
      <style:text-properties fo:font-size="9pt" fo:font-style="italic" officeooo:rsid="00d2839b" officeooo:paragraph-rsid="00d703f1" style:font-size-asian="9pt" style:font-style-asian="italic" style:font-size-complex="9pt" style:font-style-complex="italic"/>
    </style:style>
    <style:style style:name="P39" style:family="paragraph" style:parent-style-name="Table_20_Contents">
      <style:paragraph-properties fo:text-align="start" style:justify-single-word="false"/>
      <style:text-properties fo:font-size="9pt" fo:font-style="italic" officeooo:rsid="00d2839b" officeooo:paragraph-rsid="00d703f1" style:font-size-asian="9pt" style:font-style-asian="italic" style:font-size-complex="9pt" style:font-style-complex="italic"/>
    </style:style>
    <style:style style:name="P40" style:family="paragraph" style:parent-style-name="Table_20_Contents">
      <style:paragraph-properties fo:text-align="center" style:justify-single-word="false"/>
      <style:text-properties fo:font-size="9pt" fo:font-style="italic" officeooo:rsid="003141d6" officeooo:paragraph-rsid="00d703f1" style:font-size-asian="9pt" style:font-style-asian="italic" style:font-size-complex="9pt" style:font-style-complex="italic"/>
    </style:style>
    <style:style style:name="P41" style:family="paragraph" style:parent-style-name="Table_20_Contents">
      <style:paragraph-properties fo:text-align="start" style:justify-single-word="false"/>
      <style:text-properties fo:font-size="9pt" fo:font-style="italic" officeooo:paragraph-rsid="00d703f1" style:font-size-asian="9pt" style:font-style-asian="italic" style:font-size-complex="9pt" style:font-style-complex="italic"/>
    </style:style>
    <style:style style:name="P42" style:family="paragraph" style:parent-style-name="Table_20_Contents">
      <style:paragraph-properties fo:text-align="start" style:justify-single-word="false"/>
      <style:text-properties fo:font-size="9pt" fo:font-style="italic" officeooo:rsid="00d53df6" officeooo:paragraph-rsid="00d703f1" style:font-size-asian="9pt" style:font-style-asian="italic" style:font-size-complex="9pt" style:font-style-complex="italic"/>
    </style:style>
    <style:style style:name="P43" style:family="paragraph" style:parent-style-name="Table_20_Contents">
      <style:text-properties fo:font-size="9pt" officeooo:paragraph-rsid="00d703f1" style:font-size-asian="9pt" style:font-size-complex="9pt"/>
    </style:style>
    <style:style style:name="P44" style:family="paragraph" style:parent-style-name="Table_20_Contents">
      <style:paragraph-properties fo:text-align="center" style:justify-single-word="false"/>
      <style:text-properties fo:font-size="9pt" fo:font-weight="bold" officeooo:rsid="00d13bed" officeooo:paragraph-rsid="00d703f1" style:font-size-asian="9pt" style:font-weight-asian="bold" style:font-size-complex="9pt" style:font-weight-complex="bold"/>
    </style:style>
    <style:style style:name="P45" style:family="paragraph" style:parent-style-name="Table_20_Contents">
      <style:text-properties fo:font-size="9pt" fo:font-weight="bold" officeooo:rsid="00d13bed" officeooo:paragraph-rsid="00d703f1" style:font-size-asian="9pt" style:font-weight-asian="bold" style:font-size-complex="9pt" style:font-weight-complex="bold"/>
    </style:style>
    <style:style style:name="P46" style:family="paragraph" style:parent-style-name="Table_20_Contents">
      <style:paragraph-properties fo:text-align="center" style:justify-single-word="false"/>
      <style:text-properties fo:font-size="9pt" fo:font-weight="bold" officeooo:rsid="00d201a1" officeooo:paragraph-rsid="00d703f1" style:font-size-asian="9pt" style:font-weight-asian="bold" style:font-size-complex="9pt" style:font-weight-complex="bold"/>
    </style:style>
    <style:style style:name="P47" style:family="paragraph" style:parent-style-name="Table_20_Contents">
      <style:text-properties fo:font-size="9pt" fo:font-weight="bold" officeooo:rsid="00d201a1" officeooo:paragraph-rsid="00d703f1" style:font-size-asian="9pt" style:font-weight-asian="bold" style:font-size-complex="9pt" style:font-weight-complex="bold"/>
    </style:style>
    <style:style style:name="P48" style:family="paragraph" style:parent-style-name="Table_20_Contents">
      <style:text-properties fo:font-size="9pt" fo:font-weight="normal" officeooo:rsid="00d201a1" officeooo:paragraph-rsid="00d703f1" style:font-size-asian="9pt" style:font-weight-asian="normal" style:font-size-complex="9pt" style:font-weight-complex="normal"/>
    </style:style>
    <style:style style:name="P49" style:family="paragraph" style:parent-style-name="Table_20_Contents">
      <style:text-properties style:font-name="Liberation Mono" fo:font-size="9pt" officeooo:rsid="00d13bed" officeooo:paragraph-rsid="00d703f1" style:font-size-asian="9pt" style:font-size-complex="9pt"/>
    </style:style>
    <style:style style:name="P50" style:family="paragraph" style:parent-style-name="Table_20_Contents">
      <style:text-properties style:font-name="Liberation Mono" fo:font-size="9pt" officeooo:rsid="00d201a1" officeooo:paragraph-rsid="00d703f1" style:font-size-asian="9pt" style:font-size-complex="9pt"/>
    </style:style>
    <style:style style:name="P51" style:family="paragraph" style:parent-style-name="Table_20_Contents">
      <style:text-properties style:font-name="Liberation Mono" fo:font-size="9pt" officeooo:paragraph-rsid="00d703f1" style:font-size-asian="9pt" style:font-size-complex="9pt"/>
    </style:style>
    <style:style style:name="P52" style:family="paragraph" style:parent-style-name="Title">
      <style:paragraph-properties fo:break-before="page"/>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Heading_20_2" style:master-page-name="">
      <loext:graphic-properties draw:fill-hatch-name="hatch"/>
      <style:paragraph-properties style:page-number="auto" fo:break-before="page"/>
      <style:text-properties officeooo:paragraph-rsid="00705416"/>
    </style:style>
    <style:style style:name="P56" style:family="paragraph" style:parent-style-name="Heading_20_2">
      <style:text-properties officeooo:paragraph-rsid="00705416"/>
    </style:style>
    <style:style style:name="P57" style:family="paragraph" style:parent-style-name="Heading_20_2">
      <style:text-properties officeooo:paragraph-rsid="00d703f1"/>
    </style:style>
    <style:style style:name="P58" style:family="paragraph" style:parent-style-name="Heading_20_2" style:master-page-name="">
      <loext:graphic-properties draw:fill-gradient-name="Gradient_20_1" draw:fill-hatch-name="hatch"/>
      <style:paragraph-properties style:page-number="auto" fo:break-before="page"/>
      <style:text-properties officeooo:paragraph-rsid="00d703f1"/>
    </style:style>
    <style:style style:name="P59" style:family="paragraph" style:parent-style-name="Heading_20_3">
      <style:text-properties officeooo:paragraph-rsid="00bb1956"/>
    </style:style>
    <style:style style:name="P60" style:family="paragraph" style:parent-style-name="Preformatted_20_Text">
      <style:text-properties officeooo:paragraph-rsid="00d7148f"/>
    </style:style>
    <style:style style:name="P61" style:family="paragraph" style:parent-style-name="Preformatted_20_Text">
      <style:text-properties officeooo:paragraph-rsid="00e8cb8b"/>
    </style:style>
    <style:style style:name="P62" style:family="paragraph" style:parent-style-name="Preformatted_20_Text">
      <loext:graphic-properties draw:fill-hatch-name="hatch"/>
      <style:paragraph-properties fo:margin-top="0cm" fo:margin-bottom="0.199cm" style:contextual-spacing="false"/>
      <style:text-properties officeooo:paragraph-rsid="00e8cb8b"/>
    </style:style>
    <style:style style:name="P63" style:family="paragraph" style:parent-style-name="Preformatted_20_Text">
      <style:text-properties fo:font-weight="bold" officeooo:paragraph-rsid="00e948ee" style:font-weight-asian="bold" style:font-weight-complex="bold"/>
    </style:style>
    <style:style style:name="P64" style:family="paragraph" style:parent-style-name="Preformatted_20_Text">
      <loext:graphic-properties draw:fill-hatch-name="hatch"/>
      <style:text-properties fo:font-weight="bold" officeooo:paragraph-rsid="00e948ee" style:font-weight-asian="bold" style:font-weight-complex="bold"/>
    </style:style>
    <style:style style:name="P65" style:family="paragraph" style:parent-style-name="Preformatted_20_Text">
      <loext:graphic-properties draw:fill-hatch-name="hatch"/>
      <style:paragraph-properties fo:keep-with-next="always"/>
    </style:style>
    <style:style style:name="P66" style:family="paragraph" style:parent-style-name="Preformatted_20_Text">
      <style:text-properties officeooo:paragraph-rsid="00e948ee"/>
    </style:style>
    <style:style style:name="P67" style:family="paragraph" style:parent-style-name="Text_20_body" style:master-page-name="">
      <loext:graphic-properties draw:fill-hatch-name="hatch"/>
      <style:paragraph-properties fo:margin-top="1.499cm" fo:margin-bottom="0.199cm" style:contextual-spacing="false" style:page-number="auto" fo:break-before="auto" fo:break-after="auto"/>
      <style:text-properties fo:font-size="16pt" fo:font-weight="bold" officeooo:rsid="00e7f22d" officeooo:paragraph-rsid="00e7f22d" style:font-size-asian="16pt" style:font-weight-asian="bold" style:font-size-complex="16pt" style:font-weight-complex="bold"/>
    </style:style>
    <style:style style:name="P68" style:family="paragraph" style:parent-style-name="Text_20_body" style:list-style-name="L1">
      <loext:graphic-properties draw:fill-gradient-name="gradient" draw:fill-hatch-name="hatch"/>
      <style:paragraph-properties fo:margin-top="0cm" fo:margin-bottom="0.25cm" style:contextual-spacing="true"/>
      <style:text-properties officeooo:rsid="0025044e" officeooo:paragraph-rsid="00705416"/>
    </style:style>
    <style:style style:name="P69" style:family="paragraph" style:parent-style-name="Text_20_body" style:list-style-name="L1">
      <loext:graphic-properties draw:fill-gradient-name="gradient" draw:fill-hatch-name="hatch"/>
      <style:paragraph-properties fo:margin-top="0cm" fo:margin-bottom="0.25cm" style:contextual-spacing="true"/>
      <style:text-properties officeooo:rsid="002697c4" officeooo:paragraph-rsid="00705416"/>
    </style:style>
    <style:style style:name="P70" style:family="paragraph" style:parent-style-name="Text_20_body" style:list-style-name="L1">
      <style:text-properties officeooo:rsid="002697c4" officeooo:paragraph-rsid="00705416"/>
    </style:style>
    <style:style style:name="P71" style:family="paragraph" style:parent-style-name="Text_20_body" style:list-style-name="L2" style:master-page-name="">
      <loext:graphic-properties draw:fill-hatch-name="hatch"/>
      <style:paragraph-properties fo:margin-top="0cm" fo:margin-bottom="0.199cm" style:contextual-spacing="false" style:page-number="auto"/>
      <style:text-properties officeooo:rsid="002c896d" officeooo:paragraph-rsid="00705416"/>
    </style:style>
    <style:style style:name="P72" style:family="paragraph" style:parent-style-name="Text_20_body" style:list-style-name="L2">
      <loext:graphic-properties draw:fill-hatch-name="hatch"/>
      <style:paragraph-properties fo:margin-top="0cm" fo:margin-bottom="0.199cm" style:contextual-spacing="false"/>
      <style:text-properties officeooo:rsid="002c896d" officeooo:paragraph-rsid="00705416"/>
    </style:style>
    <style:style style:name="P73" style:family="paragraph" style:parent-style-name="Text_20_body" style:list-style-name="L2">
      <loext:graphic-properties draw:fill-hatch-name="hatch"/>
      <style:paragraph-properties fo:margin-top="0cm" fo:margin-bottom="0.199cm" style:contextual-spacing="false"/>
      <style:text-properties officeooo:rsid="002df5aa" officeooo:paragraph-rsid="00705416"/>
    </style:style>
    <style:style style:name="P74" style:family="paragraph" style:parent-style-name="Text_20_body" style:list-style-name="L2">
      <style:text-properties officeooo:rsid="002df5aa" officeooo:paragraph-rsid="00705416"/>
    </style:style>
    <style:style style:name="P75" style:family="paragraph" style:parent-style-name="Text_20_body" style:list-style-name="L2">
      <loext:graphic-properties draw:fill-hatch-name="hatch"/>
      <style:paragraph-properties fo:margin-top="0cm" fo:margin-bottom="0.199cm" style:contextual-spacing="false"/>
      <style:text-properties officeooo:rsid="002cc879" officeooo:paragraph-rsid="00705416"/>
    </style:style>
    <style:style style:name="P76" style:family="paragraph" style:parent-style-name="Text_20_body" style:list-style-name="L3">
      <style:text-properties officeooo:rsid="0038d764" officeooo:paragraph-rsid="00705416"/>
    </style:style>
    <style:style style:name="P77" style:family="paragraph" style:parent-style-name="Text_20_body" style:list-style-name="L3">
      <style:text-properties officeooo:rsid="003c8f0d" officeooo:paragraph-rsid="00705416"/>
    </style:style>
    <style:style style:name="P78" style:family="paragraph" style:parent-style-name="Text_20_body" style:list-style-name="L4">
      <loext:graphic-properties draw:fill-hatch-name="hatch"/>
      <style:paragraph-properties fo:margin-top="0cm" fo:margin-bottom="0.199cm" style:contextual-spacing="false"/>
      <style:text-properties officeooo:rsid="003c8f0d" officeooo:paragraph-rsid="00705416"/>
    </style:style>
    <style:style style:name="P79" style:family="paragraph" style:parent-style-name="Text_20_body" style:list-style-name="L4">
      <style:text-properties officeooo:rsid="003c8f0d" officeooo:paragraph-rsid="00705416"/>
    </style:style>
    <style:style style:name="P80" style:family="paragraph" style:parent-style-name="Text_20_body" style:list-style-name="L5" style:master-page-name="">
      <loext:graphic-properties draw:fill-hatch-name="hatch"/>
      <style:paragraph-properties fo:margin-top="0cm" fo:margin-bottom="0.25cm" style:contextual-spacing="true" style:page-number="auto"/>
      <style:text-properties officeooo:rsid="004dd1d5" officeooo:paragraph-rsid="00bb1956"/>
    </style:style>
    <style:style style:name="P81" style:family="paragraph" style:parent-style-name="Text_20_body" style:list-style-name="L5" style:master-page-name="">
      <loext:graphic-properties draw:fill-hatch-name="hatch"/>
      <style:paragraph-properties fo:margin-top="0cm" fo:margin-bottom="0.25cm" style:contextual-spacing="true" style:page-number="auto" fo:keep-with-next="always"/>
      <style:text-properties officeooo:rsid="004dd1d5" officeooo:paragraph-rsid="00bb1956"/>
    </style:style>
    <style:style style:name="P82" style:family="paragraph" style:parent-style-name="Text_20_body" style:list-style-name="L5">
      <loext:graphic-properties draw:fill-hatch-name="hatch"/>
      <style:paragraph-properties fo:margin-top="0cm" fo:margin-bottom="0.25cm" style:contextual-spacing="true"/>
      <style:text-properties officeooo:rsid="004dd1d5" officeooo:paragraph-rsid="00bb1956"/>
    </style:style>
    <style:style style:name="P83" style:family="paragraph" style:parent-style-name="Text_20_body" style:list-style-name="L5">
      <style:text-properties officeooo:rsid="004dd1d5" officeooo:paragraph-rsid="00bb1956"/>
    </style:style>
    <style:style style:name="P84" style:family="paragraph" style:parent-style-name="Text_20_body" style:list-style-name="L5">
      <loext:graphic-properties draw:fill-hatch-name="hatch"/>
      <style:paragraph-properties fo:margin-top="0cm" fo:margin-bottom="0.25cm" style:contextual-spacing="true"/>
      <style:text-properties officeooo:rsid="004f6a24" officeooo:paragraph-rsid="00bb1956"/>
    </style:style>
    <style:style style:name="P85" style:family="paragraph" style:parent-style-name="Text_20_body" style:list-style-name="L5" style:master-page-name="">
      <loext:graphic-properties draw:fill-hatch-name="hatch"/>
      <style:paragraph-properties fo:margin-top="0cm" fo:margin-bottom="0.25cm" style:contextual-spacing="true" style:page-number="auto"/>
      <style:text-properties officeooo:rsid="004f6a24" officeooo:paragraph-rsid="00bb1956"/>
    </style:style>
    <style:style style:name="P86" style:family="paragraph" style:parent-style-name="Text_20_body" style:list-style-name="L5">
      <style:text-properties officeooo:rsid="0055702d" officeooo:paragraph-rsid="00bb1956"/>
    </style:style>
    <style:style style:name="P87" style:family="paragraph" style:parent-style-name="Text_20_body" style:master-page-name="">
      <loext:graphic-properties draw:fill-hatch-name="hatch"/>
      <style:paragraph-properties style:page-number="auto" fo:keep-with-next="always"/>
      <style:text-properties officeooo:paragraph-rsid="00e8cb8b"/>
    </style:style>
    <style:style style:name="P88" style:family="paragraph" style:parent-style-name="Text_20_body">
      <loext:graphic-properties draw:fill-hatch-name="hatch"/>
      <style:paragraph-properties fo:keep-with-next="always"/>
      <style:text-properties fo:font-weight="bold" style:font-weight-asian="bold" style:font-weight-complex="bold"/>
    </style:style>
    <style:style style:name="P89" style:family="paragraph" style:parent-style-name="Text_20_body" style:master-page-name="">
      <loext:graphic-properties draw:fill-hatch-name="hatch"/>
      <style:paragraph-properties style:page-number="auto" fo:keep-with-next="always"/>
      <style:text-properties fo:font-weight="bold" style:font-weight-asian="bold" style:font-weight-complex="bold"/>
    </style:style>
    <style:style style:name="T1" style:family="text">
      <style:text-properties officeooo:rsid="0042a9b9"/>
    </style:style>
    <style:style style:name="T2" style:family="text">
      <style:text-properties officeooo:rsid="0054d22d"/>
    </style:style>
    <style:style style:name="T3" style:family="text">
      <style:text-properties fo:font-weight="bold" style:font-weight-asian="bold" style:font-weight-complex="bold"/>
    </style:style>
    <style:style style:name="T4" style:family="text">
      <style:text-properties fo:font-weight="bold" officeooo:rsid="0042a9b9" style:font-weight-asian="bold" style:font-weight-complex="bold"/>
    </style:style>
    <style:style style:name="T5" style:family="text">
      <style:text-properties fo:font-weight="bold" officeooo:rsid="004f6a24" style:font-weight-asian="bold" style:font-weight-complex="bold"/>
    </style:style>
    <style:style style:name="T6" style:family="text">
      <style:text-properties fo:font-weight="bold" officeooo:rsid="004e3a76" style:font-weight-asian="bold" style:font-weight-complex="bold"/>
    </style:style>
    <style:style style:name="T7" style:family="text">
      <style:text-properties fo:font-weight="bold" officeooo:rsid="005367b5" style:font-weight-asian="bold" style:font-weight-complex="bold"/>
    </style:style>
    <style:style style:name="T8" style:family="text">
      <style:text-properties fo:font-weight="bold" officeooo:rsid="00e8cb8b" style:font-weight-asian="bold" style:font-weight-complex="bold"/>
    </style:style>
    <style:style style:name="T9" style:family="text">
      <style:text-properties fo:font-weight="bold" officeooo:rsid="00e948ee" style:font-weight-asian="bold" style:font-weight-complex="bold"/>
    </style:style>
    <style:style style:name="T10" style:family="text">
      <style:text-properties style:text-position="super 58%"/>
    </style:style>
    <style:style style:name="T11" style:family="text">
      <style:text-properties officeooo:rsid="001feb9c"/>
    </style:style>
    <style:style style:name="T12" style:family="text">
      <style:text-properties officeooo:rsid="0022385e"/>
    </style:style>
    <style:style style:name="T13" style:family="text">
      <style:text-properties officeooo:rsid="002a2bcd"/>
    </style:style>
    <style:style style:name="T14" style:family="text">
      <style:text-properties officeooo:rsid="00234e30"/>
    </style:style>
    <style:style style:name="T15" style:family="text">
      <style:text-properties officeooo:rsid="002cc879"/>
    </style:style>
    <style:style style:name="T16" style:family="text">
      <style:text-properties officeooo:rsid="0044d86a"/>
    </style:style>
    <style:style style:name="T17" style:family="text">
      <style:text-properties officeooo:rsid="002697c4"/>
    </style:style>
    <style:style style:name="T18" style:family="text">
      <style:text-properties officeooo:rsid="00455b40"/>
    </style:style>
    <style:style style:name="T19" style:family="text">
      <style:text-properties officeooo:rsid="002c740f"/>
    </style:style>
    <style:style style:name="T20" style:family="text">
      <style:text-properties officeooo:rsid="0026cb62"/>
    </style:style>
    <style:style style:name="T21" style:family="text">
      <style:text-properties officeooo:rsid="00283bf7"/>
    </style:style>
    <style:style style:name="T22" style:family="text">
      <style:text-properties officeooo:rsid="002b274b"/>
    </style:style>
    <style:style style:name="T23" style:family="text">
      <style:text-properties officeooo:rsid="002c896d"/>
    </style:style>
    <style:style style:name="T24" style:family="text">
      <style:text-properties officeooo:rsid="005367b5"/>
    </style:style>
    <style:style style:name="T25" style:family="text">
      <style:text-properties officeooo:rsid="003141d6"/>
    </style:style>
    <style:style style:name="T26" style:family="text">
      <style:text-properties fo:font-style="italic" style:font-style-asian="italic" style:font-style-complex="italic"/>
    </style:style>
    <style:style style:name="T27" style:family="text">
      <style:text-properties fo:font-style="italic" officeooo:rsid="002cc879" style:font-style-asian="italic" style:font-style-complex="italic"/>
    </style:style>
    <style:style style:name="T28" style:family="text">
      <style:text-properties officeooo:rsid="002df5aa"/>
    </style:style>
    <style:style style:name="T29" style:family="text">
      <style:text-properties officeooo:rsid="0040390f"/>
    </style:style>
    <style:style style:name="T30" style:family="text">
      <style:text-properties officeooo:rsid="003c8f0d"/>
    </style:style>
    <style:style style:name="T31" style:family="text">
      <style:text-properties officeooo:rsid="003c1f06"/>
    </style:style>
    <style:style style:name="T32" style:family="text">
      <style:text-properties officeooo:rsid="003bf2f9"/>
    </style:style>
    <style:style style:name="T33" style:family="text">
      <style:text-properties officeooo:rsid="003ab507"/>
    </style:style>
    <style:style style:name="T34" style:family="text">
      <style:text-properties officeooo:rsid="0045c5e0"/>
    </style:style>
    <style:style style:name="T35" style:family="text">
      <style:text-properties officeooo:rsid="003daf8e"/>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officeooo:rsid="0041ad63"/>
    </style:style>
    <style:style style:name="T38" style:family="text">
      <style:text-properties officeooo:rsid="003e6583"/>
    </style:style>
    <style:style style:name="T39" style:family="text">
      <style:text-properties officeooo:rsid="00498a51"/>
    </style:style>
    <style:style style:name="T40" style:family="text">
      <style:text-properties officeooo:rsid="0035b56f"/>
    </style:style>
    <style:style style:name="T41" style:family="text">
      <style:text-properties officeooo:rsid="00376559"/>
    </style:style>
    <style:style style:name="T42" style:family="text">
      <style:text-properties officeooo:rsid="004f6a24"/>
    </style:style>
    <style:style style:name="T43" style:family="text">
      <style:text-properties style:text-overline-style="solid" style:text-overline-width="auto" style:text-overline-color="font-color"/>
    </style:style>
    <style:style style:name="T44" style:family="text">
      <style:text-properties officeooo:rsid="004f6a24" style:text-overline-style="solid" style:text-overline-width="auto" style:text-overline-color="font-color"/>
    </style:style>
    <style:style style:name="T45" style:family="text">
      <style:text-properties officeooo:rsid="004e3a76" style:text-overline-style="solid" style:text-overline-width="auto" style:text-overline-color="font-color"/>
    </style:style>
    <style:style style:name="T46" style:family="text">
      <style:text-properties officeooo:rsid="004dd1d5" style:text-overline-style="solid" style:text-overline-width="auto" style:text-overline-color="font-color"/>
    </style:style>
    <style:style style:name="T47" style:family="text">
      <style:text-properties officeooo:rsid="0055702d"/>
    </style:style>
    <style:style style:name="T48" style:family="text">
      <style:text-properties officeooo:rsid="004e3a76"/>
    </style:style>
    <style:style style:name="T49" style:family="text">
      <style:text-properties officeooo:rsid="005154e8"/>
    </style:style>
    <style:style style:name="T50" style:family="text">
      <style:text-properties officeooo:rsid="0051aeca"/>
    </style:style>
    <style:style style:name="T51" style:family="text">
      <style:text-properties officeooo:rsid="0058358e"/>
    </style:style>
    <style:style style:name="T52" style:family="text">
      <style:text-properties officeooo:rsid="00582e4d"/>
    </style:style>
    <style:style style:name="T53" style:family="text">
      <style:text-properties officeooo:rsid="00559d21"/>
    </style:style>
    <style:style style:name="T54" style:family="text">
      <style:text-properties officeooo:rsid="00b9d885"/>
    </style:style>
    <style:style style:name="T55" style:family="text">
      <style:text-properties officeooo:rsid="00babb2e"/>
    </style:style>
    <style:style style:name="T56" style:family="text">
      <style:text-properties officeooo:rsid="00bb2cf0"/>
    </style:style>
    <style:style style:name="T57" style:family="text">
      <style:text-properties officeooo:rsid="00d201a1"/>
    </style:style>
    <style:style style:name="T58" style:family="text">
      <style:text-properties officeooo:rsid="00d2839b"/>
    </style:style>
    <style:style style:name="T59" style:family="text">
      <style:text-properties officeooo:rsid="00d3653e"/>
    </style:style>
    <style:style style:name="T60" style:family="text">
      <style:text-properties officeooo:rsid="00d6c96d"/>
    </style:style>
    <style:style style:name="T61" style:family="text">
      <style:text-properties officeooo:rsid="00d703f1"/>
    </style:style>
    <style:style style:name="T62" style:family="text">
      <style:text-properties style:use-window-font-color="true" loext:opacity="0%" fo:font-weight="bold" style:font-weight-asian="bold" style:font-weight-complex="bold"/>
    </style:style>
    <style:style style:name="T63" style:family="text">
      <style:text-properties officeooo:rsid="00d7148f"/>
    </style:style>
    <style:style style:name="T64" style:family="text">
      <style:text-properties officeooo:rsid="00e8cb8b"/>
    </style:style>
    <style:style style:name="T65" style:family="text">
      <style:text-properties officeooo:rsid="00e948ee"/>
    </style:style>
    <style:style style:name="T66" style:family="text">
      <style:text-properties officeooo:rsid="00e9ee1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ales of memory and 8051</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3"><text:a xlink:type="simple" xlink:href="#__RefHeading___Toc1029_42034720611" text:style-name="Index_20_Link" text:visited-style-name="Index_20_Link">Introduction<text:tab/>2</text:a></text:p>
          <text:p text:style-name="P53"><text:a xlink:type="simple" xlink:href="#__RefHeading___Toc1031_4203472061" text:style-name="Index_20_Link" text:visited-style-name="Index_20_Link">Harvard architecture<text:tab/>2</text:a></text:p>
          <text:p text:style-name="P53"><text:a xlink:type="simple" xlink:href="#__RefHeading___Toc1033_4203472061" text:style-name="Index_20_Link" text:visited-style-name="Index_20_Link">Data memory<text:tab/>2</text:a></text:p>
          <text:p text:style-name="P53"><text:a xlink:type="simple" xlink:href="#__RefHeading___Toc1035_4203472061" text:style-name="Index_20_Link" text:visited-style-name="Index_20_Link">Addressing modes<text:tab/>2</text:a></text:p>
          <text:p text:style-name="P53"><text:a xlink:type="simple" xlink:href="#__RefHeading___Toc1037_4203472061" text:style-name="Index_20_Link" text:visited-style-name="Index_20_Link">Special function registers (SFR)<text:tab/>3</text:a></text:p>
          <text:p text:style-name="P53"><text:a xlink:type="simple" xlink:href="#__RefHeading___Toc1039_4203472061" text:style-name="Index_20_Link" text:visited-style-name="Index_20_Link">Bank switching<text:tab/>3</text:a></text:p>
          <text:p text:style-name="P53"><text:a xlink:type="simple" xlink:href="#__RefHeading___Toc1041_4203472061" text:style-name="Index_20_Link" text:visited-style-name="Index_20_Link">Data memory segments<text:tab/>3</text:a></text:p>
          <text:p text:style-name="P53"><text:a xlink:type="simple" xlink:href="#__RefHeading___Toc1043_4203472061" text:style-name="Index_20_Link" text:visited-style-name="Index_20_Link">Memory models<text:tab/>4</text:a></text:p>
          <text:p text:style-name="P53"><text:a xlink:type="simple" xlink:href="#__RefHeading___Toc1045_4203472061" text:style-name="Index_20_Link" text:visited-style-name="Index_20_Link">The Big Picture<text:tab/>5</text:a></text:p>
          <text:p text:style-name="P53"><text:a xlink:type="simple" xlink:href="#__RefHeading___Toc1047_4203472061" text:style-name="Index_20_Link" text:visited-style-name="Index_20_Link">The Devil's share<text:tab/>6</text:a></text:p>
          <text:p text:style-name="P54"><text:a xlink:type="simple" xlink:href="#__RefHeading___Toc1049_4203472061" text:style-name="Index_20_Link" text:visited-style-name="Index_20_Link">Memory access illustrated: assembly snippets<text:tab/>6</text:a></text:p>
          <text:p text:style-name="P54"><text:a xlink:type="simple" xlink:href="#__RefHeading___Toc1152_3113695349" text:style-name="Index_20_Link" text:visited-style-name="Index_20_Link">External memory<text:tab/>6</text:a></text:p>
          <text:p text:style-name="P54"><text:a xlink:type="simple" xlink:href="#__RefHeading___Toc1154_3113695349" text:style-name="Index_20_Link" text:visited-style-name="Index_20_Link">XPAGE<text:tab/>7</text:a></text:p>
        </text:index-body>
      </text:table-of-content>
      <text:p text:style-name="P67">Copying</text:p>
      <text:p text:style-name="P3"><text:span text:style-name="T1">This document is </text:span>(c) 2022 Vincent DEFERT <text:span text:style-name="T1">and is</text:span> licensed under the Creative Commons Attribution 4.0 International License. Information about the license can be found at: http://creativecommons.org/licenses/by/4.0/</text:p>
      <text:h text:style-name="P55" text:outline-level="2"><text:bookmark-start text:name="__RefHeading___Toc1029_42034720611"/>Introduction<text:bookmark-end text:name="__RefHeading___Toc1029_42034720611"/></text:h>
      <text:p text:style-name="P5">In the eye of a 21<text:span text:style-name="T10">st</text:span> century firmware developer, the memory organisation of the <text:span text:style-name="T11">8051 </text:span><text:span text:style-name="T12">and it</text:span><text:span text:style-name="T11">s</text:span> descendants might seem unbelievably, and unnecessarily aw<text:span text:style-name="T11">ful</text:span>. The AVR MCU family, for instance, <text:span text:style-name="T11">despite</text:span> <text:span text:style-name="T11">being</text:span> <text:span text:style-name="T11">born in the same ancient times </text:span>as the <text:span text:style-name="T11">80</text:span>51, has a straightforward memory organisation.</text:p>
      <text:p text:style-name="P4"><text:span text:style-name="T12">However</text:span>, <text:span text:style-name="T12">with </text:span>a clear explanation <text:span text:style-name="T12">of this peculiar</text:span><text:span text:style-name="T11"> memory organisation, </text:span><text:span text:style-name="T12">using a contemporary</text:span><text:span text:style-name="T11"> 8051 </text:span><text:span text:style-name="T12">is as easy as using any other 8-bit MCU.</text:span></text:p>
      <text:h text:style-name="P56" text:outline-level="2"><text:bookmark-start text:name="__RefHeading___Toc1031_4203472061"/>Harvard architecture<text:bookmark-end text:name="__RefHeading___Toc1031_4203472061"/></text:h>
      <text:p text:style-name="P6">The most visible of the 8051's peculiarities is the separation of program memory and data memory, which is referred to as "<text:a xlink:type="simple" xlink:href="https://en.wikipedia.org/wiki/Harvard_architecture" text:style-name="Internet_20_link" text:visited-style-name="Visited_20_Internet_20_Link">Harvard architecture</text:a>".</text:p>
      <text:p text:style-name="P7">The nice thing, from a developer's perspective, is that with 16-bit addresses, you can have both 64KB program memory <text:span text:style-name="T3">and</text:span> 64KB data memory – which was not possible on other 8-bit CPU <text:span text:style-name="T13">(e.g.</text:span> the famous Z80<text:span text:style-name="T13">)</text:span><text:span text:style-name="T14"> </text:span>without added complexity <text:span text:style-name="T14">and constraints</text:span>.</text:p>
      <text:p text:style-name="P7">The price to pay for this comfort is a specific instruction to read static data (e.g. menus, error messages, <text:span text:style-name="T15">look-up tables</text:span>) from program memory, which after all isn't a big deal, <text:span text:style-name="T14">at least for the developer</text:span>.</text:p>
      <text:h text:style-name="P56" text:outline-level="2"><text:bookmark-start text:name="__RefHeading___Toc1033_4203472061"/>Data memory<text:bookmark-end text:name="__RefHeading___Toc1033_4203472061"/></text:h>
      <text:p text:style-name="P8">When the 8051 was originally designed, 1KB was considered a comfortable RAM size, so 128 bytes were deemed largely enough for a microcontroller. Then, why bother using 16-bit addresses for data memory access? 8-bit addresses would do most of the time, wouldn't they?</text:p>
      <text:p text:style-name="P8">And for those <text:span text:style-name="T16">(supposedly) </text:span>few applications requiring more RAM, the 8051 offered the possibility to use external data RAM, <text:span text:style-name="T16">with</text:span> specific transfer instructions taking their 16-bit address from a specific register, the DPTR.</text:p>
      <text:p text:style-name="P9">It turned out to be a not-so-brilliant idea, but once the tools and the code base are there, hardware improvements cannot break backward compatibility.</text:p>
      <text:p text:style-name="P10">This is why, in order to improve the speed of memory transfers, today's 8051 usually provide a dual-DPTR, allowing to switch between the two with a bit in a SFR.</text:p>
      <text:h text:style-name="P56" text:outline-level="2"><text:bookmark-start text:name="__RefHeading___Toc1035_4203472061"/>Addressing modes<text:bookmark-end text:name="__RefHeading___Toc1035_4203472061"/></text:h>
      <text:p text:style-name="P9">An addressing mode is a specific way to access data. <text:span text:style-name="T17">Common addressing modes include</text:span>:</text:p>
      <text:list xml:id="list3034223505" text:style-name="L1">
        <text:list-item>
          <text:p text:style-name="P68">immediate: the data is constant and provide<text:span text:style-name="T17">d</text:span> immediately after the opcode, </text:p>
        </text:list-item>
        <text:list-item>
          <text:p text:style-name="P68">direct: you provide the address of the data, </text:p>
        </text:list-item>
        <text:list-item>
          <text:p text:style-name="P68">indirect: you provide the address of <text:span text:style-name="T17">the</text:span> location <text:span text:style-name="T17">of</text:span> the address of the data, </text:p>
        </text:list-item>
        <text:list-item>
          <text:p text:style-name="P68">indexed: you provide <text:span text:style-name="T17">the address of the data as </text:span>a base address and an offset, </text:p>
        </text:list-item>
        <text:list-item>
          <text:p text:style-name="P69">register: the "address" of the data is the name of a register of the CPU, </text:p>
        </text:list-item>
        <text:list-item>
          <text:p text:style-name="P70">implied: the nature of the instruction determines the location of the data.</text:p>
        </text:list-item>
      </text:list>
      <text:p text:style-name="P12">Note: with indirect and indexed addressing modes, addresses may be memory addresses or registers; the offset <text:span text:style-name="T18">is also usually</text:span> stored in a register.</text:p>
      <text:p text:style-name="P11"><text:soft-page-break/>The 8051 provides <text:span text:style-name="T18">variations and</text:span> combinations of these basic addressing modes as well as specific ones (e.g. bit addressing).</text:p>
      <text:p text:style-name="P11">Why is this important? Well, because accessing specific memory regions <text:span text:style-name="T18">can be</text:span> tied to specific addressing modes.</text:p>
      <text:p text:style-name="P11">The most obvious example is the sharing of the 0x80-0xff address range between RAM and special function registers, <text:span text:style-name="T19">as we'll see later on</text:span>.</text:p>
      <text:h text:style-name="P56" text:outline-level="2"><text:bookmark-start text:name="__RefHeading___Toc1037_4203472061"/><text:span text:style-name="T20">S</text:span>pecial function registers <text:span text:style-name="T21">(SFR)</text:span><text:bookmark-end text:name="__RefHeading___Toc1037_4203472061"/></text:h>
      <text:p text:style-name="P14">In the 8051 terminology, special function registers are what is more generally called "memory-mapped I/O", i.e. memory locations controlling peripherals (e.g. GPIO, timers, UART). <text:span text:style-name="T13">In the original 8051, the </text:span><text:span text:style-name="T17">0x80-0xff </text:span><text:span text:style-name="T16">address</text:span><text:span text:style-name="T13"> range was used for SFR, </text:span><text:span text:style-name="T16">and there still was room for improvements</text:span><text:span text:style-name="T13">.</text:span></text:p>
      <text:p text:style-name="P15">Of course, today's 8051 descendants offer a lot more features than their ancestor, hence need a lot more memory space, which <text:span text:style-name="T18">is</text:span> obviously <text:span text:style-name="T18">a threat to</text:span> backward compatibility. Bank switching <text:span text:style-name="T16">i</text:span>s used to solve this dilemma.</text:p>
      <text:h text:style-name="P56" text:outline-level="2"><text:bookmark-start text:name="__RefHeading___Toc1039_4203472061"/>Bank <text:span text:style-name="T13">switch</text:span>ing<text:bookmark-end text:name="__RefHeading___Toc1039_4203472061"/></text:h>
      <text:p text:style-name="P15">A <text:span text:style-name="T18">common</text:span> <text:span text:style-name="T22">technique for</text:span> extending <text:span text:style-name="T22">the amount of addressable memory with a fixed address width is to define regions of the address space that can be switched between different storage </text:span><text:span text:style-name="T18">units</text:span><text:span text:style-name="T22"> ("banks").</text:span></text:p>
      <text:p text:style-name="P16">Because SFR need more memory than the 128 bytes originally reserved for them, a specific SFR will be dedicated to the selection of the "active" memory bank.</text:p>
      <text:p text:style-name="P16">With Nuvoton's N76E003, the <text:span text:style-name="T17">0x80-0xff </text:span><text:span text:style-name="T13">data memory range </text:span>can be switched between 2 SFR banks, offering a 255-byte SFR space in a 128-byte data memory space.</text:p>
      <text:p text:style-name="P16">STC chose to switch the extended memory space between RAM and SFR, keeping the lower 256 bytes of data memory unaffected by the switch, <text:span text:style-name="T18">and potentially offering 64KB for SFR</text:span>.</text:p>
      <text:p text:style-name="P17">The sharing of the <text:span text:style-name="T17">0x80-0xff </text:span>space between RAM and SFR is another form of bank switching, this time determined by the addressing mode used to access this particular region: <text:span text:style-name="T18">indirect for RAM access, direct for SFR access</text:span>.</text:p>
      <text:p text:style-name="P17">Finally, the 8051 has 8 data registers named R0 to R7 <text:span text:style-name="T23">that are also memory-mapped</text:span>. <text:span text:style-name="T23">However, their state has to be preserved when handling an interrupt, which would take a lot of time and use </text:span><text:span text:style-name="T18">a significant portion of the scarce</text:span><text:span text:style-name="T23"> stack space if </text:span><text:span text:style-name="T18">they were </text:span><text:span text:style-name="T23">individually saved. </text:span><text:span text:style-name="T18">T</text:span><text:span text:style-name="T23">he decision was </text:span><text:span text:style-name="T18">thus </text:span><text:span text:style-name="T23">made to provide 4 banks of registers so </text:span><text:span text:style-name="T18">that</text:span><text:span text:style-name="T23"> context could be preserved just by switching the </text:span><text:span text:style-name="T18">"active"</text:span><text:span text:style-name="T23"> register bank.</text:span></text:p>
      <text:h text:style-name="P56" text:outline-level="2"><text:bookmark-start text:name="__RefHeading___Toc1041_4203472061"/>Data memory <text:span text:style-name="T15">segments</text:span><text:bookmark-end text:name="__RefHeading___Toc1041_4203472061"/></text:h>
      <text:p text:style-name="P17"><text:span text:style-name="T24">Memory</text:span> region <text:span text:style-name="T24">have</text:span> names whose meanings, of course, evolved over time. <text:span text:style-name="T23">For instance, today's 8051 microcontrollers provide more than 256 bytes on-chip RAM, so "XDATA" more appropriately refers to "extended data RAM" than to "external data RAM".</text:span></text:p>
      <text:p text:style-name="P18">Anyway, here's the current 8051 memory terminology:</text:p>
      <text:list xml:id="list2311756499" text:style-name="L2">
        <text:list-item>
          <text:p text:style-name="P71"><text:soft-page-break/><text:span text:style-name="T4">code</text:span>: Program memory. <text:span text:style-name="T15">Can be read using the MOVC instruction.</text:span></text:p>
        </text:list-item>
        <text:list-item>
          <text:p text:style-name="P72"><text:span text:style-name="T4">data</text:span>: The first 128 bytes of data memory.</text:p>
        </text:list-item>
        <text:list-item>
          <text:p text:style-name="P73"><text:span text:style-name="T4">bdata</text:span>: Refers to the bit-addressable portion of DATA, <text:span text:style-name="T25">i.e. what is more generally called "bit-banding"</text:span>, in the 0x20-0x2F range.</text:p>
        </text:list-item>
        <text:list-item>
          <text:p text:style-name="P72"><text:span text:style-name="T4">idata</text:span>: The 128 bytes of data memory in the 0x80-0xff range, accessed exclusively with <text:span text:style-name="T3">indirect</text:span> <text:span text:style-name="T15">(The "I" in IDATA) </text:span>addressing, <text:span text:style-name="T15">i.e. MOV @R</text:span><text:span text:style-name="T27">n</text:span><text:span text:style-name="T15"> instructions</text:span>. <text:span text:style-name="T28">Note: The combination of DATA + IDATA may be referred to as "scratch-pad RAM".</text:span></text:p>
        </text:list-item>
        <text:list-item>
          <text:p text:style-name="P72"><text:span text:style-name="T4">sfr</text:span>: The 128 bytes of data memory in the 0x80-0xff range, accessed exclusively with <text:span text:style-name="T3">direct</text:span> addressing.</text:p>
        </text:list-item>
        <text:list-item>
          <text:p text:style-name="P75"><text:span text:style-name="T4">xdata</text:span>: Extended data memory accessed indirectly, using the MOVX <text:span text:style-name="T28">@DPTR </text:span>instruction. As the <text:span text:style-name="T28">"</text:span>X<text:span text:style-name="T28">"</text:span> in MOVX suggests, it's a distinct address space, meaning address 0 in XDATA is <text:span text:style-name="T28">(normally) </text:span>not the same as address 0 in DATA.</text:p>
        </text:list-item>
        <text:list-item>
          <text:p text:style-name="P74"><text:span text:style-name="T4">pdata</text:span>: The first 256 bytes of XDATA, accessed indirectly using the MOVX @R<text:span text:style-name="T26">n</text:span> instruction (R0 and R1 only).</text:p>
        </text:list-item>
      </text:list>
      <text:p text:style-name="P19">These names are important because they <text:span text:style-name="T29">can be</text:span> used in C to specify the allocation class of an object, which <text:span text:style-name="T1">determines the instructions used to access it, as well as where it will be stored</text:span>.</text:p>
      <text:h text:style-name="P56" text:outline-level="2"><text:bookmark-start text:name="__RefHeading___Toc1043_4203472061"/>Memory models<text:bookmark-end text:name="__RefHeading___Toc1043_4203472061"/></text:h>
      <text:p text:style-name="P20">How much RAM you have on your 8051 will define where you'll store your variables:</text:p>
      <text:list xml:id="list3196258070" text:style-name="L3">
        <text:list-item>
          <text:p text:style-name="P76">If you only have 128 bytes of RAM, you'll only be able to use the DATA segment <text:span text:style-name="T30">for everything</text:span>. <text:span text:style-name="T31">Nowadays, you should – fortunately! – not </text:span><text:span text:style-name="T30">face such a</text:span><text:span text:style-name="T18">n extreme (and desperate)</text:span><text:span text:style-name="T30"> situation</text:span><text:span text:style-name="T31">.</text:span></text:p>
        </text:list-item>
        <text:list-item>
          <text:p text:style-name="P76">If you have 256 bytes of RAM, you'll be able to use the DATA and IDATA segments, and may prefer using IDATA for your variable<text:span text:style-name="T30">s</text:span> so as to leave the 0x30-0x7f range for a small stack.</text:p>
        </text:list-item>
        <text:list-item>
          <text:p text:style-name="P76">If you have 512 bytes of RAM, <text:span text:style-name="T32">i.e. </text:span>256 bytes scratch-pad RAM + 256 bytes extended RAM, you may want to use the 0x30-0xff range for a larger stack and the PDATA segment for your variables.</text:p>
        </text:list-item>
        <text:list-item>
          <text:p text:style-name="P76">If you have more than 512 bytes of RAM, you'll <text:span text:style-name="T31">have the full capacity of XDATA for</text:span><text:span text:style-name="T33"> your variables. </text:span><text:span text:style-name="T30">Congratulations!</text:span></text:p>
        </text:list-item>
        <text:list-item>
          <text:p text:style-name="P77">If you have more than 64KB RAM, using some form of bank switching... Wait, wait, wait! Nowadays, if you need more than 64KB RAM, your application will likely need more features and more compute power than an 8051 can offer, so you'll be using an ARM / RISC-V / <text:span text:style-name="T54">C-Sky</text:span> MCU instead, <text:span text:style-name="T34">period</text:span>.</text:p>
        </text:list-item>
      </text:list>
      <text:p text:style-name="P21">When developing in C, <text:span text:style-name="T34">storage</text:span> allocation strategies are called "memory models", and <text:span text:style-name="T30">you use a compiler option to select the memory model that fits your </text:span><text:span text:style-name="T35">application's </text:span><text:span text:style-name="T30">needs:</text:span></text:p>
      <text:list xml:id="list3460554865" text:style-name="L4">
        <text:list-item>
          <text:p text:style-name="P78"><text:span text:style-name="T36">small</text:span>: allocate variables in IDATA by default, <text:span text:style-name="T66">for really small applications</text:span><text:span text:style-name="T35">.</text:span></text:p>
        </text:list-item>
        <text:list-item>
          <text:p text:style-name="P78"><text:soft-page-break/><text:span text:style-name="T3">medium</text:span>: allocate variables in PDATA by default, <text:span text:style-name="T35">for small </text:span><text:span text:style-name="T66">to medium </text:span><text:span text:style-name="T35">applications.</text:span></text:p>
        </text:list-item>
        <text:list-item>
          <text:p text:style-name="P78"><text:span text:style-name="T3">large</text:span>: allocate variables in XDATA by default, <text:span text:style-name="T35">for </text:span><text:span text:style-name="T66">larger applications</text:span><text:span text:style-name="T35">.</text:span></text:p>
        </text:list-item>
        <text:list-item>
          <text:p text:style-name="P79">huge: allocate variables in XDATA by default and use bank switching. <text:span text:style-name="T34">A</text:span><text:span text:style-name="T35">s explained earlier, </text:span>forget <text:span text:style-name="T34">it</text:span>.</text:p>
        </text:list-item>
      </text:list>
      <text:p text:style-name="P22">Specifying a memory model <text:span text:style-name="T34">as a compiler option</text:span> will save you the tedium of manually <text:span text:style-name="T34">declar</text:span>ing the allocation class of each variable, making your code much more readable and maintainable.</text:p>
      <text:p text:style-name="P27">But of course, if there's slightly not enough room in the default segment you chose, you can manually assign a few variables to a different one (e.g. idata, when pdata or xdata is full) so the linker can do its job.</text:p>
      <text:p text:style-name="P28">You can also explicitly assign specific variables to specific segments to guarantee a faster access to these data. For instance, <text:span text:style-name="T55">if your application uses</text:span> the large memory model <text:span text:style-name="T55">and experiences timing issues when handling interrupts</text:span>, you could <text:span text:style-name="T55">try and </text:span>assign variables shared by ISR and the main loop to pdata <text:span text:style-name="T55">to save a few cycles on each access</text:span>.</text:p>
      <text:h text:style-name="P57" text:outline-level="2"><text:bookmark-start text:name="__RefHeading___Toc1045_4203472061"/>The <text:span text:style-name="T34">B</text:span>ig <text:span text:style-name="T34">P</text:span>icture<text:bookmark-end text:name="__RefHeading___Toc1045_4203472061"/></text:h>
      <text:p text:style-name="P13">A picture is worth a thousand words, <text:span text:style-name="T56">here</text:span>'s <text:span text:style-name="T56">a </text:span><text:span text:style-name="T60">quite talkative</text:span><text:span text:style-name="T56"> one</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table-column table:style-name="Table1.C"/>
        <table:table-column table:style-name="Table1.A" table:number-columns-repeated="2"/>
        <table:table-column table:style-name="Table1.C"/>
        <table:table-column table:style-name="Table1.A"/>
        <table:table-column table:style-name="Table1.N"/>
        <table:table-row table:style-name="TableLine93848988175680">
          <table:table-cell table:style-name="Table1.A1" table:number-columns-spanned="2" office:value-type="string">
            <text:p text:style-name="P38">Program memory</text:p>
          </table:table-cell>
          <table:covered-table-cell/>
          <table:table-cell table:style-name="Table1.C1" office:value-type="string">
            <text:p text:style-name="P36"/>
          </table:table-cell>
          <table:table-cell table:style-name="Table1.A1" table:number-columns-spanned="11" office:value-type="string">
            <text:p text:style-name="P38">Data memory</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3848988333792">
          <table:table-cell table:style-name="Table1.A2" table:number-columns-spanned="2" office:value-type="string">
            <text:p text:style-name="P36"><text:span text:style-name="T59">MCU </text:span><text:span text:style-name="T58">Flash</text:span></text:p>
          </table:table-cell>
          <table:covered-table-cell/>
          <table:table-cell table:style-name="Table1.C1" office:value-type="string">
            <text:p text:style-name="P36"/>
          </table:table-cell>
          <table:table-cell table:style-name="Table1.D2" table:number-columns-spanned="2" office:value-type="string">
            <text:p text:style-name="P39">Scratch-pad RAM</text:p>
          </table:table-cell>
          <table:covered-table-cell/>
          <table:table-cell table:style-name="Table1.F2" office:value-type="string">
            <text:p text:style-name="P41"/>
          </table:table-cell>
          <table:table-cell table:style-name="Table1.F2" table:number-columns-spanned="2" office:value-type="string">
            <text:p text:style-name="P42">SFR</text:p>
          </table:table-cell>
          <table:covered-table-cell/>
          <table:table-cell table:style-name="Table1.F2" office:value-type="string">
            <text:p text:style-name="P36"/>
          </table:table-cell>
          <table:table-cell table:style-name="Table1.J2" table:number-columns-spanned="2" office:value-type="string">
            <text:p text:style-name="P38">Extended RAM</text:p>
          </table:table-cell>
          <table:covered-table-cell/>
          <table:table-cell table:style-name="Table1.F2" office:value-type="string">
            <text:p text:style-name="P35"/>
          </table:table-cell>
          <table:table-cell table:style-name="Table1.M2" table:number-columns-spanned="2" office:value-type="string">
            <text:p text:style-name="P37">Extended SFR</text:p>
          </table:table-cell>
          <table:covered-table-cell/>
        </table:table-row>
        <table:table-row table:style-name="Table1.3">
          <table:table-cell table:style-name="Table1.A3" office:value-type="string">
            <text:p text:style-name="P49">0xffff</text:p>
          </table:table-cell>
          <table:table-cell table:style-name="Table1.B3" office:value-type="string">
            <text:p text:style-name="P45">code</text:p>
          </table:table-cell>
          <table:table-cell table:style-name="Table1.C1" office:value-type="string">
            <text:p text:style-name="P43"/>
          </table:table-cell>
          <table:table-cell table:style-name="Table1.A3" office:value-type="string">
            <text:p text:style-name="P49">0xff</text:p>
          </table:table-cell>
          <table:table-cell table:style-name="Table1.E3" table:number-rows-spanned="2" office:value-type="string">
            <text:p text:style-name="P44">idata</text:p>
          </table:table-cell>
          <table:table-cell table:style-name="Table1.F2" office:value-type="string">
            <text:p text:style-name="P43"/>
          </table:table-cell>
          <table:table-cell table:style-name="Table1.A3" office:value-type="string">
            <text:p text:style-name="P49">0xff</text:p>
          </table:table-cell>
          <table:table-cell table:style-name="Table1.E3" table:number-rows-spanned="2" office:value-type="string">
            <text:p text:style-name="P44">sfr</text:p>
          </table:table-cell>
          <table:table-cell table:style-name="Table1.C1" office:value-type="string">
            <text:p text:style-name="P43"/>
          </table:table-cell>
          <table:table-cell table:style-name="Table1.A3" office:value-type="string">
            <text:p text:style-name="P50">0xffff</text:p>
          </table:table-cell>
          <table:table-cell table:style-name="Table1.B3" office:value-type="string">
            <text:p text:style-name="P47">xdata</text:p>
          </table:table-cell>
          <table:table-cell table:style-name="Table1.C1" office:value-type="string">
            <text:p text:style-name="P43"/>
          </table:table-cell>
          <table:table-cell table:style-name="Table1.A3" office:value-type="string">
            <text:p text:style-name="P50">0xffff</text:p>
          </table:table-cell>
          <table:table-cell table:style-name="Table1.B3" office:value-type="string">
            <text:p text:style-name="P47">sfr</text:p>
          </table:table-cell>
        </table:table-row>
        <table:table-row table:style-name="Table1.3">
          <table:table-cell table:style-name="Table1.D2" office:value-type="string">
            <text:p text:style-name="P51"/>
          </table:table-cell>
          <table:table-cell table:style-name="Table1.B15" office:value-type="string">
            <text:p text:style-name="P43"/>
          </table:table-cell>
          <table:table-cell table:style-name="Table1.C1" office:value-type="string">
            <text:p text:style-name="P43"/>
          </table:table-cell>
          <table:table-cell table:style-name="Table1.D2" office:value-type="string">
            <text:p text:style-name="P49">0x80</text:p>
          </table:table-cell>
          <table:covered-table-cell table:style-name="Table1.E4"/>
          <table:table-cell table:style-name="Table1.C1" office:value-type="string">
            <text:p text:style-name="P43"/>
          </table:table-cell>
          <table:table-cell table:style-name="Table1.D2" office:value-type="string">
            <text:p text:style-name="P49">0x80</text:p>
          </table:table-cell>
          <table:covered-table-cell table:style-name="Table1.H4"/>
          <table:table-cell table:style-name="Table1.C1" office:value-type="string">
            <text:p text:style-name="P43"/>
          </table:table-cell>
          <table:table-cell table:style-name="Table1.D2" office:value-type="string">
            <text:p text:style-name="P51"/>
          </table:table-cell>
          <table:table-cell table:style-name="Table1.K13"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4" office:value-type="string">
            <text:p text:style-name="P48"/>
          </table:table-cell>
        </table:table-row>
        <table:table-row table:style-name="TableLine93848988350576">
          <table:table-cell table:style-name="Table1.D2" office:value-type="string">
            <text:p text:style-name="P51"/>
          </table:table-cell>
          <table:table-cell table:style-name="Table1.B15" office:value-type="string">
            <text:p text:style-name="P43"/>
          </table:table-cell>
          <table:table-cell table:style-name="Table1.C1" office:value-type="string">
            <text:p text:style-name="P43"/>
          </table:table-cell>
          <table:table-cell table:style-name="Table1.D5" office:value-type="string">
            <text:p text:style-name="P49">0x7f</text:p>
          </table:table-cell>
          <table:table-cell table:style-name="Table1.E5" office:value-type="string">
            <text:p text:style-name="P43"/>
          </table:table-cell>
          <table:table-cell table:style-name="Table1.F5" office:value-type="string">
            <text:p text:style-name="P43"/>
          </table:table-cell>
          <table:table-cell table:style-name="Table1.G5" office:value-type="string">
            <text:p text:style-name="P43"/>
          </table:table-cell>
          <table:table-cell table:style-name="Table1.H5" office:value-type="string">
            <text:p text:style-name="P47">data</text:p>
          </table:table-cell>
          <table:table-cell table:style-name="Table1.C1" office:value-type="string">
            <text:p text:style-name="P43"/>
          </table:table-cell>
          <table:table-cell table:style-name="Table1.D2" office:value-type="string">
            <text:p text:style-name="P51"/>
          </table:table-cell>
          <table:table-cell table:style-name="Table1.K13"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5" office:value-type="string">
            <text:p text:style-name="P43"/>
          </table:table-cell>
        </table:table-row>
        <table:table-row table:style-name="TableLine93848988356096">
          <table:table-cell table:style-name="Table1.D2" office:value-type="string">
            <text:p text:style-name="P51"/>
          </table:table-cell>
          <table:table-cell table:style-name="Table1.B14" office:value-type="string">
            <text:p text:style-name="P43"/>
          </table:table-cell>
          <table:table-cell table:style-name="Table1.C1" office:value-type="string">
            <text:p text:style-name="P43"/>
          </table:table-cell>
          <table:table-cell table:style-name="Table1.D2" office:value-type="string">
            <text:p text:style-name="P49">0x30</text:p>
          </table:table-cell>
          <table:table-cell table:style-name="Table1.F2" office:value-type="string">
            <text:p text:style-name="P43"/>
          </table:table-cell>
          <table:table-cell table:style-name="Table1.F2" office:value-type="string">
            <text:p text:style-name="P43"/>
          </table:table-cell>
          <table:table-cell table:style-name="Table1.F2" office:value-type="string">
            <text:p text:style-name="P43"/>
          </table:table-cell>
          <table:table-cell table:style-name="Table1.H14"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K12"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6" office:value-type="string">
            <text:p text:style-name="P43"/>
          </table:table-cell>
        </table:table-row>
        <table:table-row table:style-name="TableLine93848988361968">
          <table:table-cell table:style-name="Table1.D2" office:value-type="string">
            <text:p text:style-name="P51"/>
          </table:table-cell>
          <table:table-cell table:style-name="Table1.B15" office:value-type="string">
            <text:p text:style-name="P43"/>
          </table:table-cell>
          <table:table-cell table:style-name="Table1.C1" office:value-type="string">
            <text:p text:style-name="P43"/>
          </table:table-cell>
          <table:table-cell table:style-name="Table1.D7" office:value-type="string">
            <text:p text:style-name="P49">0x2f</text:p>
          </table:table-cell>
          <table:table-cell table:style-name="Table1.E7" table:number-rows-spanned="2" office:value-type="string">
            <text:p text:style-name="P46">bdata</text:p>
          </table:table-cell>
          <table:table-cell table:style-name="Table1.F2" office:value-type="string">
            <text:p text:style-name="P43"/>
          </table:table-cell>
          <table:table-cell table:style-name="Table1.F2" office:value-type="string">
            <text:p text:style-name="P43"/>
          </table:table-cell>
          <table:table-cell table:style-name="Table1.H15"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K13"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7" office:value-type="string">
            <text:p text:style-name="P43"/>
          </table:table-cell>
        </table:table-row>
        <table:table-row table:style-name="TableLine93848988366352">
          <table:table-cell table:style-name="Table1.D2" office:value-type="string">
            <text:p text:style-name="P51"/>
          </table:table-cell>
          <table:table-cell table:style-name="Table1.B14" office:value-type="string">
            <text:p text:style-name="P43"/>
          </table:table-cell>
          <table:table-cell table:style-name="Table1.C1" office:value-type="string">
            <text:p text:style-name="P43"/>
          </table:table-cell>
          <table:table-cell table:style-name="Table1.D2" office:value-type="string">
            <text:p text:style-name="P49">0x20</text:p>
          </table:table-cell>
          <table:covered-table-cell table:style-name="Table1.E8"/>
          <table:table-cell table:style-name="Table1.F2" office:value-type="string">
            <text:p text:style-name="P43"/>
          </table:table-cell>
          <table:table-cell table:style-name="Table1.F2" office:value-type="string">
            <text:p text:style-name="P43"/>
          </table:table-cell>
          <table:table-cell table:style-name="Table1.H14"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K12"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8" office:value-type="string">
            <text:p text:style-name="P43"/>
          </table:table-cell>
        </table:table-row>
        <table:table-row table:style-name="TableLine93848988370240">
          <table:table-cell table:style-name="Table1.D2" office:value-type="string">
            <text:p text:style-name="P51"/>
          </table:table-cell>
          <table:table-cell table:style-name="Table1.B15" office:value-type="string">
            <text:p text:style-name="P43"/>
          </table:table-cell>
          <table:table-cell table:style-name="Table1.C1" office:value-type="string">
            <text:p text:style-name="P43"/>
          </table:table-cell>
          <table:table-cell table:style-name="Table1.D9" office:value-type="string">
            <text:p text:style-name="P49">0x1f</text:p>
          </table:table-cell>
          <table:table-cell table:style-name="Table1.E7" table:number-rows-spanned="2" office:value-type="string">
            <text:p text:style-name="P40">Register bank <text:span text:style-name="T57">3</text:span></text:p>
          </table:table-cell>
          <table:table-cell table:style-name="Table1.F2" office:value-type="string">
            <text:p text:style-name="P43"/>
          </table:table-cell>
          <table:table-cell table:style-name="Table1.F2" office:value-type="string">
            <text:p text:style-name="P43"/>
          </table:table-cell>
          <table:table-cell table:style-name="Table1.H15"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K13"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9" office:value-type="string">
            <text:p text:style-name="P43"/>
          </table:table-cell>
        </table:table-row>
        <table:table-row table:style-name="TableLine93848988373712">
          <table:table-cell table:style-name="Table1.D2" office:value-type="string">
            <text:p text:style-name="P51"/>
          </table:table-cell>
          <table:table-cell table:style-name="Table1.B14" office:value-type="string">
            <text:p text:style-name="P43"/>
          </table:table-cell>
          <table:table-cell table:style-name="Table1.C1" office:value-type="string">
            <text:p text:style-name="P43"/>
          </table:table-cell>
          <table:table-cell table:style-name="Table1.D2" office:value-type="string">
            <text:p text:style-name="P49">0x18</text:p>
          </table:table-cell>
          <table:covered-table-cell table:style-name="Table1.E10"/>
          <table:table-cell table:style-name="Table1.F2" office:value-type="string">
            <text:p text:style-name="P43"/>
          </table:table-cell>
          <table:table-cell table:style-name="Table1.F2" office:value-type="string">
            <text:p text:style-name="P43"/>
          </table:table-cell>
          <table:table-cell table:style-name="Table1.H14"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K12"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10" office:value-type="string">
            <text:p text:style-name="P43"/>
          </table:table-cell>
        </table:table-row>
        <table:table-row table:style-name="TableLine93848988377520">
          <table:table-cell table:style-name="Table1.D2" office:value-type="string">
            <text:p text:style-name="P51"/>
          </table:table-cell>
          <table:table-cell table:style-name="Table1.B15" office:value-type="string">
            <text:p text:style-name="P43"/>
          </table:table-cell>
          <table:table-cell table:style-name="Table1.C1" office:value-type="string">
            <text:p text:style-name="P43"/>
          </table:table-cell>
          <table:table-cell table:style-name="Table1.D11" office:value-type="string">
            <text:p text:style-name="P49">0x17</text:p>
          </table:table-cell>
          <table:table-cell table:style-name="Table1.E7" table:number-rows-spanned="2" office:value-type="string">
            <text:p text:style-name="P40">Register bank <text:span text:style-name="T57">2</text:span></text:p>
          </table:table-cell>
          <table:table-cell table:style-name="Table1.F2" office:value-type="string">
            <text:p text:style-name="P43"/>
          </table:table-cell>
          <table:table-cell table:style-name="Table1.F2" office:value-type="string">
            <text:p text:style-name="P43"/>
          </table:table-cell>
          <table:table-cell table:style-name="Table1.H15"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K13"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11" office:value-type="string">
            <text:p text:style-name="P43"/>
          </table:table-cell>
        </table:table-row>
        <table:table-row table:style-name="TableLine93848988382912">
          <table:table-cell table:style-name="Table1.D2" office:value-type="string">
            <text:p text:style-name="P51"/>
          </table:table-cell>
          <table:table-cell table:style-name="Table1.B14" office:value-type="string">
            <text:p text:style-name="P43"/>
          </table:table-cell>
          <table:table-cell table:style-name="Table1.C1" office:value-type="string">
            <text:p text:style-name="P43"/>
          </table:table-cell>
          <table:table-cell table:style-name="Table1.D2" office:value-type="string">
            <text:p text:style-name="P49">0x10</text:p>
          </table:table-cell>
          <table:covered-table-cell table:style-name="Table1.E10"/>
          <table:table-cell table:style-name="Table1.F2" office:value-type="string">
            <text:p text:style-name="P43"/>
          </table:table-cell>
          <table:table-cell table:style-name="Table1.F2" office:value-type="string">
            <text:p text:style-name="P43"/>
          </table:table-cell>
          <table:table-cell table:style-name="Table1.H14"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K12"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12" office:value-type="string">
            <text:p text:style-name="P43"/>
          </table:table-cell>
        </table:table-row>
        <table:table-row table:style-name="TableLine93848988386272">
          <table:table-cell table:style-name="Table1.D2" office:value-type="string">
            <text:p text:style-name="P51"/>
          </table:table-cell>
          <table:table-cell table:style-name="Table1.B15" office:value-type="string">
            <text:p text:style-name="P43"/>
          </table:table-cell>
          <table:table-cell table:style-name="Table1.C1" office:value-type="string">
            <text:p text:style-name="P43"/>
          </table:table-cell>
          <table:table-cell table:style-name="Table1.D13" office:value-type="string">
            <text:p text:style-name="P49">0x0f</text:p>
          </table:table-cell>
          <table:table-cell table:style-name="Table1.E7" table:number-rows-spanned="2" office:value-type="string">
            <text:p text:style-name="P40">Register bank <text:span text:style-name="T57">1</text:span></text:p>
          </table:table-cell>
          <table:table-cell table:style-name="Table1.F2" office:value-type="string">
            <text:p text:style-name="P43"/>
          </table:table-cell>
          <table:table-cell table:style-name="Table1.F2" office:value-type="string">
            <text:p text:style-name="P43"/>
          </table:table-cell>
          <table:table-cell table:style-name="Table1.H15"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K13"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13" office:value-type="string">
            <text:p text:style-name="P43"/>
          </table:table-cell>
        </table:table-row>
        <table:table-row table:style-name="TableLine93848988389600">
          <table:table-cell table:style-name="Table1.D2" office:value-type="string">
            <text:p text:style-name="P51"/>
          </table:table-cell>
          <table:table-cell table:style-name="Table1.B14" office:value-type="string">
            <text:p text:style-name="P43"/>
          </table:table-cell>
          <table:table-cell table:style-name="Table1.C1" office:value-type="string">
            <text:p text:style-name="P43"/>
          </table:table-cell>
          <table:table-cell table:style-name="Table1.D2" office:value-type="string">
            <text:p text:style-name="P49">0x08</text:p>
          </table:table-cell>
          <table:covered-table-cell table:style-name="Table1.E10"/>
          <table:table-cell table:style-name="Table1.F2" office:value-type="string">
            <text:p text:style-name="P43"/>
          </table:table-cell>
          <table:table-cell table:style-name="Table1.F2" office:value-type="string">
            <text:p text:style-name="P43"/>
          </table:table-cell>
          <table:table-cell table:style-name="Table1.H14" office:value-type="string">
            <text:p text:style-name="P43"/>
          </table:table-cell>
          <table:table-cell table:style-name="Table1.C1" office:value-type="string">
            <text:p text:style-name="P43"/>
          </table:table-cell>
          <table:table-cell table:style-name="Table1.J14" office:value-type="string">
            <text:p text:style-name="P50">0x0100</text:p>
          </table:table-cell>
          <table:table-cell table:style-name="Table1.K14" office:value-type="string">
            <text:p text:style-name="P43"/>
          </table:table-cell>
          <table:table-cell table:style-name="Table1.C1" office:value-type="string">
            <text:p text:style-name="P43"/>
          </table:table-cell>
          <table:table-cell table:style-name="Table1.D2" office:value-type="string">
            <text:p text:style-name="P51"/>
          </table:table-cell>
          <table:table-cell table:style-name="Table1.N14" office:value-type="string">
            <text:p text:style-name="P43"/>
          </table:table-cell>
        </table:table-row>
        <table:table-row table:style-name="TableLine93848988394016">
          <table:table-cell table:style-name="Table1.D2" office:value-type="string">
            <text:p text:style-name="P51"/>
          </table:table-cell>
          <table:table-cell table:style-name="Table1.B15" office:value-type="string">
            <text:p text:style-name="P43"/>
          </table:table-cell>
          <table:table-cell table:style-name="Table1.C1" office:value-type="string">
            <text:p text:style-name="P43"/>
          </table:table-cell>
          <table:table-cell table:style-name="Table1.D15" office:value-type="string">
            <text:p text:style-name="P49">0x07</text:p>
          </table:table-cell>
          <table:table-cell table:style-name="Table1.E15" table:number-rows-spanned="2" office:value-type="string">
            <text:p text:style-name="P40">Register bank 0</text:p>
          </table:table-cell>
          <table:table-cell table:style-name="Table1.F2" office:value-type="string">
            <text:p text:style-name="P43"/>
          </table:table-cell>
          <table:table-cell table:style-name="Table1.F2" office:value-type="string">
            <text:p text:style-name="P43"/>
          </table:table-cell>
          <table:table-cell table:style-name="Table1.H15" office:value-type="string">
            <text:p text:style-name="P43"/>
          </table:table-cell>
          <table:table-cell table:style-name="Table1.C1" office:value-type="string">
            <text:p text:style-name="P43"/>
          </table:table-cell>
          <table:table-cell table:style-name="Table1.D2" office:value-type="string">
            <text:p text:style-name="P50">0x00ff</text:p>
          </table:table-cell>
          <table:table-cell table:style-name="Table1.K15" table:number-rows-spanned="2" office:value-type="string">
            <text:p text:style-name="P46">pdata</text:p>
          </table:table-cell>
          <table:table-cell table:style-name="Table1.C1" office:value-type="string">
            <text:p text:style-name="P43"/>
          </table:table-cell>
          <table:table-cell table:style-name="Table1.D2" office:value-type="string">
            <text:p text:style-name="P51"/>
          </table:table-cell>
          <table:table-cell table:style-name="Table1.N15" office:value-type="string">
            <text:p text:style-name="P43"/>
          </table:table-cell>
        </table:table-row>
        <table:table-row table:style-name="TableLine93848988398400">
          <table:table-cell table:style-name="Table1.A16" office:value-type="string">
            <text:p text:style-name="P49">0x0000</text:p>
          </table:table-cell>
          <table:table-cell table:style-name="Table1.M2" office:value-type="string">
            <text:p text:style-name="P43"/>
          </table:table-cell>
          <table:table-cell table:style-name="Table1.C1" office:value-type="string">
            <text:p text:style-name="P43"/>
          </table:table-cell>
          <table:table-cell table:style-name="Table1.D16" office:value-type="string">
            <text:p text:style-name="P49">0x00</text:p>
          </table:table-cell>
          <table:covered-table-cell table:style-name="Table1.E16"/>
          <table:table-cell table:style-name="Table1.J2" office:value-type="string">
            <text:p text:style-name="P43"/>
          </table:table-cell>
          <table:table-cell table:style-name="Table1.J2" office:value-type="string">
            <text:p text:style-name="P43"/>
          </table:table-cell>
          <table:table-cell table:style-name="Table1.M2" office:value-type="string">
            <text:p text:style-name="P43"/>
          </table:table-cell>
          <table:table-cell table:style-name="Table1.J2" office:value-type="string">
            <text:p text:style-name="P43"/>
          </table:table-cell>
          <table:table-cell table:style-name="Table1.J16" office:value-type="string">
            <text:p text:style-name="P50">0x0000</text:p>
          </table:table-cell>
          <table:covered-table-cell table:style-name="Table1.M2"/>
          <table:table-cell table:style-name="Table1.J2" office:value-type="string">
            <text:p text:style-name="P43"/>
          </table:table-cell>
          <table:table-cell table:style-name="Table1.M16" office:value-type="string">
            <text:p text:style-name="P50">0x0000</text:p>
          </table:table-cell>
          <table:table-cell table:style-name="Table1.M2" office:value-type="string">
            <text:p text:style-name="P43"/>
          </table:table-cell>
        </table:table-row>
      </table:table>
      <text:h text:style-name="P58" text:outline-level="2"><text:bookmark-start text:name="__RefHeading___Toc1047_4203472061"/>The Devil's share<text:bookmark-end text:name="__RefHeading___Toc1047_4203472061"/></text:h>
      <text:p text:style-name="P30">The Devil is said to be in the details, here are <text:span text:style-name="T37">a few.</text:span></text:p>
      <text:h text:style-name="P59" text:outline-level="3"><text:bookmark-start text:name="__RefHeading___Toc1049_4203472061"/><text:span text:style-name="T63">Memory access illustrated: a</text:span><text:span text:style-name="T38">ssembly snippe</text:span><text:span text:style-name="T39">t</text:span><text:span text:style-name="T2">s</text:span><text:bookmark-end text:name="__RefHeading___Toc1049_4203472061"/></text:h>
      <text:p text:style-name="P87"><text:bookmark-start text:name="__RefHeading___Toc1157_3113695349"/><text:span text:style-name="T3">DATA </text:span><text:span text:style-name="T7">access</text:span><text:bookmark-end text:name="__RefHeading___Toc1157_3113695349"/></text:p>
      <text:p text:style-name="Preformatted_20_Text">; <text:span text:style-name="T40">Store immediate value 0x55 at </text:span><text:span text:style-name="T61">direct </text:span><text:span text:style-name="T29">DATA </text:span><text:span text:style-name="T40">address 0x30.</text:span></text:p>
      <text:p text:style-name="P34">; <text:span text:style-name="T61">Can also be used to access </text:span><text:span text:style-name="T63">*</text:span><text:span text:style-name="T61">SFR</text:span><text:span text:style-name="T63">*</text:span><text:span text:style-name="T61"> in the 0x80-0xff range.</text:span></text:p>
      <text:p text:style-name="P63">; <text:span text:style-name="T65">Cost:</text:span><text:span text:style-name="T64"> 3 bytes, 1 cycle </text:span><text:span text:style-name="T65">on an STC8 MCU</text:span></text:p>
      <text:p text:style-name="P62">MOV 0x30, #0x55</text:p>
      <text:p text:style-name="P87"><text:bookmark-start text:name="__RefHeading___Toc1157_311369534911"/><text:span text:style-name="T9">BDATA</text:span><text:span text:style-name="T3"> </text:span><text:span text:style-name="T7">access</text:span><text:bookmark-end text:name="__RefHeading___Toc1157_311369534911"/></text:p>
      <text:p text:style-name="P61">; <text:span text:style-name="T40">S</text:span><text:span text:style-name="T64">et bit at</text:span><text:span text:style-name="T61"> </text:span><text:span text:style-name="T65">BDATA</text:span><text:span text:style-name="T29"> </text:span><text:span text:style-name="T40">address 0x</text:span><text:span text:style-name="T64">0</text:span><text:span text:style-name="T40">0.</text:span></text:p>
      <text:p text:style-name="P63">; <text:span text:style-name="T65">Cost:</text:span><text:span text:style-name="T64"> 2 bytes, 1 cycle </text:span><text:span text:style-name="T65">on an STC8 MCU</text:span></text:p>
      <text:p text:style-name="P62"><text:span text:style-name="T64">SETB 0x00</text:span></text:p>
      <text:p text:style-name="P88"><text:bookmark-start text:name="__RefHeading___Toc1051_4203472061"/>IDATA<text:span text:style-name="T61"> </text:span><text:span text:style-name="T24">access</text:span><text:bookmark-end text:name="__RefHeading___Toc1051_4203472061"/></text:p>
      <text:p text:style-name="P2">; <text:span text:style-name="T40">Store immediate value 0x55 at </text:span><text:span text:style-name="T29">IDATA </text:span><text:span text:style-name="T40">address 0x80.</text:span></text:p>
      <text:p text:style-name="P1">; <text:span text:style-name="T61">Can also be used to access </text:span><text:span text:style-name="T63">*</text:span><text:span text:style-name="T61">RAM</text:span><text:span text:style-name="T63">*</text:span><text:span text:style-name="T61"> in the 0x00-0x7f range.</text:span></text:p>
      <text:p text:style-name="P64">; <text:span text:style-name="T65">Cost:</text:span><text:span text:style-name="T64"> 4 bytes, 2 cycles </text:span><text:span text:style-name="T65">on an STC8 MCU</text:span></text:p>
      <text:p text:style-name="P1">MOV R<text:span text:style-name="T29">0</text:span>, #0x80</text:p>
      <text:p text:style-name="Preformatted_20_Text">MOV @R<text:span text:style-name="T29">0</text:span>, #0x55</text:p>
      <text:p text:style-name="P89"><text:bookmark-start text:name="__RefHeading___Toc1055_42034720611"/>PDATA <text:span text:style-name="T24">access</text:span><text:bookmark-end text:name="__RefHeading___Toc1055_42034720611"/></text:p>
      <text:p text:style-name="Preformatted_20_Text">; <text:span text:style-name="T40">Store immediate value 0x55 at </text:span><text:span text:style-name="T29">PDATA </text:span><text:span text:style-name="T40">address 0x008</text:span><text:span text:style-name="T41">4.</text:span></text:p>
      <text:p text:style-name="P64">; <text:span text:style-name="T65">Cost:</text:span><text:span text:style-name="T64"> </text:span><text:span text:style-name="T65">5</text:span><text:span text:style-name="T64"> bytes, </text:span><text:span text:style-name="T65">5</text:span><text:span text:style-name="T64"> cycles </text:span><text:span text:style-name="T65">on an STC8 MCU</text:span></text:p>
      <text:p text:style-name="P66">MOV R<text:span text:style-name="T29">0</text:span>, #0x8<text:span text:style-name="T41">4</text:span></text:p>
      <text:p text:style-name="Preformatted_20_Text">MOV A, #0x55</text:p>
      <text:p text:style-name="Preformatted_20_Text">MOV<text:span text:style-name="T62">X</text:span> @R<text:span text:style-name="T29">0</text:span>, A</text:p>
      <text:p text:style-name="P88"><text:bookmark-start text:name="__RefHeading___Toc1053_4203472061"/>XDATA <text:span text:style-name="T24">access</text:span><text:bookmark-end text:name="__RefHeading___Toc1053_4203472061"/></text:p>
      <text:p text:style-name="Preformatted_20_Text">; <text:span text:style-name="T40">Store immediate value 0x55 at </text:span><text:span text:style-name="T29">XDATA</text:span><text:span text:style-name="T40"> address 0x0180.</text:span></text:p>
      <text:p text:style-name="P34">; <text:span text:style-name="T61">Can also be used to access </text:span><text:span text:style-name="T63">*extended* SFR with bank switching</text:span><text:span text:style-name="T61">.</text:span></text:p>
      <text:p text:style-name="P64">; <text:span text:style-name="T65">Cost:</text:span><text:span text:style-name="T64"> </text:span><text:span text:style-name="T65">6</text:span><text:span text:style-name="T64"> bytes, </text:span><text:span text:style-name="T65">4</text:span><text:span text:style-name="T64"> cycles </text:span><text:span text:style-name="T65">on an STC8 MCU</text:span></text:p>
      <text:p text:style-name="P66">MOV DP<text:span text:style-name="T37">TR</text:span>, #0x<text:span text:style-name="T37">01</text:span>80</text:p>
      <text:p text:style-name="Preformatted_20_Text">MOV A, #0x55</text:p>
      <text:p text:style-name="Preformatted_20_Text">MOV<text:span text:style-name="T62">X</text:span> @DPTR, A</text:p>
      <text:p text:style-name="P89"><text:bookmark-start text:name="__RefHeading___Toc1057_4203472061"/>CODE <text:span text:style-name="T24">access</text:span><text:bookmark-end text:name="__RefHeading___Toc1057_4203472061"/></text:p>
      <text:p text:style-name="Preformatted_20_Text">; Read byte at address 0x0240 in program memory</text:p>
      <text:p text:style-name="P64">; <text:span text:style-name="T65">Cost:</text:span><text:span text:style-name="T64"> </text:span><text:span text:style-name="T65">5</text:span><text:span text:style-name="T64"> bytes, </text:span><text:span text:style-name="T65">6</text:span><text:span text:style-name="T64"> cycles </text:span><text:span text:style-name="T65">on an STC8 MCU</text:span></text:p>
      <text:p text:style-name="P66">MOV DP<text:span text:style-name="T37">TR</text:span>, #0x<text:span text:style-name="T37">02</text:span>40</text:p>
      <text:p text:style-name="Preformatted_20_Text">CLR A</text:p>
      <text:p text:style-name="Preformatted_20_Text">MOV<text:span text:style-name="T62">C</text:span> A, @A+DPTR</text:p>
      <text:h text:style-name="P59" text:outline-level="3"><text:bookmark-start text:name="__RefHeading___Toc1152_3113695349"/>External memory<text:bookmark-end text:name="__RefHeading___Toc1152_3113695349"/></text:h>
      <text:p text:style-name="P31">Because the 8051 has been in use for 40+ years, a whole lot of information is available online, a significant portion of which being no longer relevant, particularly when memory-related. This is why, sometimes, a few words about the past help focus on the present.</text:p>
      <text:p text:style-name="P25">The original 8051 used 2 GPIO ports plus 5 signals to <text:span text:style-name="T56">access</text:span> external memory. Here's how it worked.</text:p>
      <text:p text:style-name="P26">External <text:span text:style-name="T3">data</text:span> memory <text:span text:style-name="T3">read</text:span></text:p>
      <text:list xml:id="list837647555" text:style-name="L5">
        <text:list-item>
          <text:p text:style-name="P80">The ALE (Address Latch Enable) pin was <text:span text:style-name="T42">driven</text:span> high.</text:p>
        </text:list-item>
        <text:list-item>
          <text:p text:style-name="P82">Bits 0..7 of the address were pushed to P0 and bits 8..15 to P2.</text:p>
        </text:list-item>
        <text:list-item>
          <text:p text:style-name="P82">The external memory chip was expected to latch the address on the falling edge of ALE.</text:p>
        </text:list-item>
        <text:list-item>
          <text:p text:style-name="P83"><text:soft-page-break/>The <text:span text:style-name="T43">RD</text:span> <text:span text:style-name="T42">(data ReaD) </text:span>pin was <text:span text:style-name="T42">driven</text:span> low so the external memory chip knew it<text:span text:style-name="T47">'</text:span>s time to deliver data <text:span text:style-name="T47">to</text:span><text:span text:style-name="T48"> P0</text:span>, <text:span text:style-name="T47">then </text:span>latched by the 8051 on the rising edge of <text:span text:style-name="T43">RD</text:span>.</text:p>
        </text:list-item>
      </text:list>
      <text:p text:style-name="P26">External <text:span text:style-name="T3">data</text:span> memory <text:span text:style-name="T5">write</text:span></text:p>
      <text:list xml:id="list214742197070869" text:continue-numbering="true" text:style-name="L5">
        <text:list-item>
          <text:p text:style-name="P81">The ALE pin was <text:span text:style-name="T42">driven</text:span> high.</text:p>
        </text:list-item>
        <text:list-item>
          <text:p text:style-name="P82">Bits 0..7 of the address were <text:span text:style-name="T42">issued</text:span> <text:span text:style-name="T42">on</text:span> P0 and bits 8..15 <text:span text:style-name="T42">on</text:span> P2.</text:p>
        </text:list-item>
        <text:list-item>
          <text:p text:style-name="P82">The external memory chip was expected to latch the address on the falling edge of ALE.</text:p>
        </text:list-item>
        <text:list-item>
          <text:p text:style-name="P84">The 8051 issued data on P0.</text:p>
        </text:list-item>
        <text:list-item>
          <text:p text:style-name="P83">The <text:span text:style-name="T44">WR</text:span> <text:span text:style-name="T42">(data WRite) </text:span>pin was <text:span text:style-name="T42">driven</text:span> low so the external memory chip knew it<text:span text:style-name="T47">'</text:span>s time to <text:span text:style-name="T42">store </text:span><text:span text:style-name="T47">the</text:span> <text:span text:style-name="T47">byte present on P0</text:span>.</text:p>
        </text:list-item>
      </text:list>
      <text:p text:style-name="P26">External <text:span text:style-name="T6">program</text:span> memory <text:span text:style-name="T3">read</text:span></text:p>
      <text:list xml:id="list214740915820117" text:continue-numbering="true" text:style-name="L5">
        <text:list-item>
          <text:p text:style-name="P85">In order to use an external program memory chip, the <text:span text:style-name="T43">EA</text:span> (External Access enable) pin had to be permanently tied to GND.</text:p>
        </text:list-item>
        <text:list-item>
          <text:p text:style-name="P82">The ALE pin was <text:span text:style-name="T42">driven</text:span> high.</text:p>
        </text:list-item>
        <text:list-item>
          <text:p text:style-name="P82">Bits 0..7 of the address were <text:span text:style-name="T42">issued</text:span> <text:span text:style-name="T42">on</text:span> P0 and bits 8..15 <text:span text:style-name="T42">on</text:span> P2.</text:p>
        </text:list-item>
        <text:list-item>
          <text:p text:style-name="P82">The external memory chip was expected to latch the address on the falling edge of ALE.</text:p>
        </text:list-item>
        <text:list-item>
          <text:p text:style-name="P83">The <text:span text:style-name="T45">PSEN</text:span> <text:span text:style-name="T48">(Program Store ENable) </text:span>pin was <text:span text:style-name="T42">driven</text:span> low so the external memory chip knew it<text:span text:style-name="T47">'</text:span>s time to deliver data <text:span text:style-name="T47">to P0</text:span>, <text:span text:style-name="T47">then </text:span>latched by the 8051 on the rising edge of <text:span text:style-name="T45">PSEN</text:span>.</text:p>
          <text:p text:style-name="P86">By the way, have you noticed that the only difference between program memory read and data memory read is the use of <text:span text:style-name="T45">PSEN</text:span> instead of <text:span text:style-name="T46">RD</text:span>? <text:span text:style-name="T56">This detail is what reveals </text:span>a Harvard architecture on the hardware side.</text:p>
        </text:list-item>
      </text:list>
      <text:p text:style-name="P32">Today, less and less 8051 descendants allow the use of external memory, so this no longer matters <text:span text:style-name="T49">much</text:span>. However, it's good to know this because you might come across forum posts, source code, or documentation where this is mentioned or implied. Having heard about it, you'll know you should disregard these information.</text:p>
      <text:p text:style-name="P33">Another reason for mentioning this is that recent 8051 descendants – such as the STC8H family, and the not yet generally available STC32G – <text:span text:style-name="T2">still </text:span>have an EXTRAM bit in their AUXR SFR. If you accidentally turn it on, you may notice undesirable behaviour on the P0, P2 and P3 GPIO lines, as well as <text:span text:style-name="T50">erratic</text:span> firmware behaviour. <text:span text:style-name="T51">But </text:span><text:span text:style-name="T52">as long as EXTRAM is disabled, GPIO ports are yours forever.</text:span></text:p>
      <text:h text:style-name="P59" text:outline-level="3"><text:bookmark-start text:name="__RefHeading___Toc1154_3113695349"/>XPAGE<text:bookmark-end text:name="__RefHeading___Toc1154_3113695349"/></text:h>
      <text:p text:style-name="P29">Most 8051 descendants define PDATA as the first 256 bytes of the XDATA segment. However, some microcontrollers did allow to <text:span text:style-name="T53">change</text:span> the location of PDATA by using a special SFR called XDATA to define the high-order byte of the PDATA address.</text:p>
      <text:p text:style-name="P29">You're unlikely to use such a microcontroller nowadays, so if you ever see XDATA mentioned somewhere, you'll know it doesn't apply to your <text:span text:style-name="T24">situation</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Verdana" svg:font-family="Verdana" style:font-family-generic="swiss"/>
    <style:font-face style:name="WenQuanYi Micro Hei" svg:font-family="'WenQuanYi Micro Hei'"/>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Verdana"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Verdana"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family="Verdana" style:font-family-generic="swiss"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15%"/>
    </style:style>
    <style:style style:name="List" style:family="paragraph" style:parent-style-name="Text_20_body" style:class="list">
      <style:text-properties style:font-name="Verdana" fo:font-family="Verdana"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fo:language="zxx" fo:country="none" style:font-name-asian="WenQuanYi Micro Hei" style:font-family-asian="'WenQuanYi Micro Hei'"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199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199cm" fo:margin-bottom="0.199cm" style:contextual-spacing="false" style:page-number="auto"/>
      <style:text-properties fo:font-size="115%" fo:font-weight="bold" style:font-size-asian="115%" style:font-weight-asian="bold" style:font-size-complex="115%"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199cm" fo:margin-bottom="0.199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199cm" style:contextual-spacing="true"/>
      <style:text-properties style:font-name="Liberation Mono" fo:font-family="'Liberation Mono'" style:font-family-generic="modern"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199cm" fo:margin-bottom="0.199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 style:next-style-name="Text_20_body" style:class="chapter">
      <style:paragraph-properties fo:margin-top="0.4cm" fo:margin-bottom="0.199cm" style:contextual-spacing="false" fo:text-align="center" style:justify-single-word="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6T09:41:41.189030693</meta:creation-date>
    <dc:date>2022-08-07T21:47:40.470683331</dc:date>
    <meta:editing-duration>PT8H19M51S</meta:editing-duration>
    <meta:editing-cycles>68</meta:editing-cycles>
    <meta:generator>LibreOffice/7.3.3.2$Linux_X86_64 LibreOffice_project/30$Build-2</meta:generator>
    <meta:document-statistic meta:table-count="1" meta:image-count="0" meta:object-count="0" meta:page-count="7" meta:paragraph-count="185" meta:word-count="2346" meta:character-count="13350" meta:non-whitespace-character-count="11216"/>
  </office:meta>
</office:document-meta>
</file>